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2945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4299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5917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117">
      <style:table-cell-properties fo:border="0.0138in solid #000000"/>
      <style:text-properties style:use-window-font-color="true"/>
    </style:style>
    <style:style style:name="ce4" style:family="table-cell" style:parent-style-name="Default" style:data-style-name="N117">
      <style:table-cell-properties fo:background-color="#ff3333" fo:border="0.0138in solid #000000"/>
      <style:text-properties style:use-window-font-color="true"/>
    </style:style>
    <style:style style:name="ce5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order="0.0138in solid #000000"/>
      <style:text-properties style:use-window-font-color="true"/>
    </style:style>
  </office:automatic-styles>
  <office:body>
    <office:spreadsheet>
      <table:table table:name="Error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Euler10k</text:p>
          </table:table-cell>
          <table:table-cell office:value-type="string">
            <text:p>DoublingRK4</text:p>
          </table:table-cell>
          <table:table-cell office:value-type="string">
            <text:p>DP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-3.69897000416779">
            <text:p>-3.6989700042</text:p>
          </table:table-cell>
          <table:table-cell office:value-type="float" office:value="-5.82318177859309">
            <text:p>-5.8231817786</text:p>
          </table:table-cell>
          <table:table-cell office:value-type="float" office:value="-5.48978365342886">
            <text:p>-5.4897836534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float" office:value="-13.2760713911509">
            <text:p>-13.2760713912</text:p>
          </table:table-cell>
          <table:table-cell office:value-type="float" office:value="-14.4632280763567">
            <text:p>-14.4632280764</text:p>
          </table:table-cell>
          <table:table-cell office:value-type="float" office:value="-14.4774685154713">
            <text:p>-14.4774685155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float" office:value="-3.69897000399794">
            <text:p>-3.69897000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Square</text:p>
          </table:table-cell>
          <table:table-cell office:value-type="float" office:value="-7.87506395048601">
            <text:p>-7.8750639505</text:p>
          </table:table-cell>
          <table:table-cell office:value-type="float" office:value="-14.5928619341734">
            <text:p>-14.5928619342</text:p>
          </table:table-cell>
          <table:table-cell office:value-type="float" office:value="-14.5743785284794">
            <text:p>-14.5743785285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float" office:value="-3.69897000399826">
            <text:p>-3.698970004</text:p>
          </table:table-cell>
          <table:table-cell office:value-type="float" office:value="-15.653559774527">
            <text:p>-15.6535597745</text:p>
          </table:table-cell>
          <table:table-cell office:value-type="float" office:value="-15.6051049005653">
            <text:p>-15.6051049006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-7.57403303267916">
            <text:p>-7.5740330327</text:p>
          </table:table-cell>
          <table:table-cell office:value-type="float" office:value="-11.777443011567">
            <text:p>-11.7774430116</text:p>
          </table:table-cell>
          <table:table-cell office:value-type="float" office:value="-14.6221513102754">
            <text:p>-14.6221513103</text:p>
          </table:table-cell>
        </table:table-row>
        <table:table-row table:style-name="ro1">
          <table:table-cell office:value-type="string">
            <text:p>Exp</text:p>
          </table:table-cell>
          <table:table-cell office:value-type="float" office:value="-4.00001447631133">
            <text:p>-4.0000144763</text:p>
          </table:table-cell>
          <table:table-cell office:value-type="float" office:value="-13.4806339497331">
            <text:p>-13.4806339497</text:p>
          </table:table-cell>
          <table:table-cell office:value-type="float" office:value="-14.9455207480357">
            <text:p>-14.945520748</text:p>
          </table:table-cell>
        </table:table-row>
        <table:table-row table:style-name="ro2">
          <table:table-cell office:value-type="string">
            <text:p>SqrtAbs</text:p>
          </table:table-cell>
          <table:table-cell office:value-type="float" office:value="-6.05579140504367">
            <text:p>-6.055791405</text:p>
          </table:table-cell>
          <table:table-cell office:value-type="float" office:value="-9.1947803685728">
            <text:p>-9.1947803686</text:p>
          </table:table-cell>
          <table:table-cell office:value-type="float" office:value="-8.59006039629923">
            <text:p>-8.5900603963</text:p>
          </table:table-cell>
        </table:table-row>
        <table:table-row table:style-name="ro2">
          <table:table-cell office:value-type="string">
            <text:p>Runge</text:p>
          </table:table-cell>
          <table:table-cell office:value-type="float" office:value="-9.97338431769266">
            <text:p>-9.9733843177</text:p>
          </table:table-cell>
          <table:table-cell office:value-type="float" office:value="-9.21255314451251">
            <text:p>-9.2125531445</text:p>
          </table:table-cell>
          <table:table-cell office:value-type="float" office:value="-9.26439182890441">
            <text:p>-9.2643918289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float" office:value="-4.46019931296065">
            <text:p>-4.460199313</text:p>
          </table:table-cell>
          <table:table-cell office:value-type="float" office:value="-14.2512983920723">
            <text:p>-14.2512983921</text:p>
          </table:table-cell>
          <table:table-cell office:value-type="float" office:value="-14.7504697875351">
            <text:p>-14.7504697875</text:p>
          </table:table-cell>
        </table:table-row>
        <table:table-row table:style-name="ro1">
          <table:table-cell office:value-type="string">
            <text:p>XSinXM1</text:p>
          </table:table-cell>
          <table:table-cell office:value-type="float" office:value="-5.34518018497148">
            <text:p>-5.345180185</text:p>
          </table:table-cell>
          <table:table-cell office:value-type="float" office:value="-6.89683185388779">
            <text:p>-6.8968318539</text:p>
          </table:table-cell>
          <table:table-cell office:value-type="float" office:value="-7.13756706823671">
            <text:p>-7.1375670682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-3.77393085856061">
            <text:p>-3.7739308586</text:p>
          </table:table-cell>
          <table:table-cell office:value-type="float" office:value="-15.486767582301">
            <text:p>-15.4867675823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AbsIntegral</text:p>
          </table:table-cell>
          <table:table-cell office:value-type="float" office:value="-3.9999999996656">
            <text:p>-3.9999999997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Tanh</text:p>
          </table:table-cell>
          <table:table-cell office:value-type="float" office:value="-3.81724640114897">
            <text:p>-3.8172464011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NormalPDF</text:p>
          </table:table-cell>
          <table:table-cell office:value-type="float" office:value="-15.653559774527">
            <text:p>-15.6535597745</text:p>
          </table:table-cell>
          <table:table-cell office:value-type="float" office:value="-15.1764385198074">
            <text:p>-15.1764385198</text:p>
          </table:table-cell>
          <table:table-cell office:value-type="float" office:value="-15.352529778863">
            <text:p>-15.3525297789</text:p>
          </table:table-cell>
        </table:table-row>
        <table:table-row table:style-name="ro2">
          <table:table-cell office:value-type="string">
            <text:p>DeltaPDF</text:p>
          </table:table-cell>
          <table:table-cell office:value-type="float" office:value="-15.1764385198074">
            <text:p>-15.1764385198</text:p>
          </table:table-cell>
          <table:table-cell office:value-type="float" office:value="-8.62291164741153">
            <text:p>-8.6229116474</text:p>
          </table:table-cell>
          <table:table-cell office:value-type="float" office:value="-8.57668797505431">
            <text:p>-8.5766879751</text:p>
          </table:table-cell>
        </table:table-row>
        <table:table-row table:style-name="ro1">
          <table:table-cell office:value-type="string">
            <text:p>F575</text:p>
          </table:table-cell>
          <table:table-cell office:value-type="float" office:value="-0.50147127418992">
            <text:p>-0.5014712742</text:p>
          </table:table-cell>
          <table:table-cell office:value-type="float" office:value="-0.989106437763154">
            <text:p>-0.9891064378</text:p>
          </table:table-cell>
          <table:table-cell office:value-type="float" office:value="-0.974961546516666">
            <text:p>-0.97496154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VALUE(TRIM(INDIRECT(ADDRESS(2;2;4))))" office:value-type="float" office:value="-3.69897000416779">
            <text:p>-3.6989700042</text:p>
          </table:table-cell>
          <table:table-cell table:formula="of:=VALUE(TRIM(INDIRECT(ADDRESS(2;3;4))))" office:value-type="float" office:value="-5.82318177859309">
            <text:p>-5.8231817786</text:p>
          </table:table-cell>
          <table:table-cell table:formula="of:=VALUE(TRIM(INDIRECT(ADDRESS(2;4;4))))" office:value-type="float" office:value="-5.48978365342886">
            <text:p>-5.4897836534</text:p>
          </table:table-cell>
        </table:table-row>
        <table:table-row table:style-name="ro1">
          <table:table-cell/>
          <table:table-cell table:formula="of:=VALUE(TRIM(INDIRECT(ADDRESS(3;2;4))))" office:value-type="float" office:value="-13.2760713911509">
            <text:p>-13.2760713912</text:p>
          </table:table-cell>
          <table:table-cell table:formula="of:=VALUE(TRIM(INDIRECT(ADDRESS(3;3;4))))" office:value-type="float" office:value="-14.4632280763567">
            <text:p>-14.4632280764</text:p>
          </table:table-cell>
          <table:table-cell table:formula="of:=VALUE(TRIM(INDIRECT(ADDRESS(3;4;4))))" office:value-type="float" office:value="-14.4774685154713">
            <text:p>-14.4774685155</text:p>
          </table:table-cell>
        </table:table-row>
        <table:table-row table:style-name="ro1">
          <table:table-cell/>
          <table:table-cell table:formula="of:=VALUE(TRIM(INDIRECT(ADDRESS(4;2;4))))" office:value-type="float" office:value="-3.69897000399794">
            <text:p>-3.698970004</text:p>
          </table:table-cell>
          <table:table-cell table:formula="of:=VALUE(TRIM(INDIRECT(ADDRESS(4;3;4))))" office:value-type="float" office:value="-15.653559774527">
            <text:p>-15.6535597745</text:p>
          </table:table-cell>
          <table:table-cell table:formula="of:=VALUE(TRIM(INDIRECT(ADDRESS(4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5;2;4))))" office:value-type="float" office:value="-7.87506395048601">
            <text:p>-7.8750639505</text:p>
          </table:table-cell>
          <table:table-cell table:formula="of:=VALUE(TRIM(INDIRECT(ADDRESS(5;3;4))))" office:value-type="float" office:value="-14.5928619341734">
            <text:p>-14.5928619342</text:p>
          </table:table-cell>
          <table:table-cell table:formula="of:=VALUE(TRIM(INDIRECT(ADDRESS(5;4;4))))" office:value-type="float" office:value="-14.5743785284794">
            <text:p>-14.5743785285</text:p>
          </table:table-cell>
        </table:table-row>
        <table:table-row table:style-name="ro1">
          <table:table-cell/>
          <table:table-cell table:formula="of:=VALUE(TRIM(INDIRECT(ADDRESS(6;2;4))))" office:value-type="float" office:value="-3.69897000399826">
            <text:p>-3.698970004</text:p>
          </table:table-cell>
          <table:table-cell table:formula="of:=VALUE(TRIM(INDIRECT(ADDRESS(6;3;4))))" office:value-type="float" office:value="-15.653559774527">
            <text:p>-15.6535597745</text:p>
          </table:table-cell>
          <table:table-cell table:formula="of:=VALUE(TRIM(INDIRECT(ADDRESS(6;4;4))))" office:value-type="float" office:value="-15.6051049005653">
            <text:p>-15.6051049006</text:p>
          </table:table-cell>
        </table:table-row>
        <table:table-row table:style-name="ro1">
          <table:table-cell/>
          <table:table-cell table:formula="of:=VALUE(TRIM(INDIRECT(ADDRESS(7;2;4))))" office:value-type="float" office:value="-7.57403303267916">
            <text:p>-7.5740330327</text:p>
          </table:table-cell>
          <table:table-cell table:formula="of:=VALUE(TRIM(INDIRECT(ADDRESS(7;3;4))))" office:value-type="float" office:value="-11.777443011567">
            <text:p>-11.7774430116</text:p>
          </table:table-cell>
          <table:table-cell table:formula="of:=VALUE(TRIM(INDIRECT(ADDRESS(7;4;4))))" office:value-type="float" office:value="-14.6221513102754">
            <text:p>-14.6221513103</text:p>
          </table:table-cell>
        </table:table-row>
        <table:table-row table:style-name="ro1">
          <table:table-cell/>
          <table:table-cell table:formula="of:=VALUE(TRIM(INDIRECT(ADDRESS(8;2;4))))" office:value-type="float" office:value="-4.00001447631133">
            <text:p>-4.0000144763</text:p>
          </table:table-cell>
          <table:table-cell table:formula="of:=VALUE(TRIM(INDIRECT(ADDRESS(8;3;4))))" office:value-type="float" office:value="-13.4806339497331">
            <text:p>-13.4806339497</text:p>
          </table:table-cell>
          <table:table-cell table:formula="of:=VALUE(TRIM(INDIRECT(ADDRESS(8;4;4))))" office:value-type="float" office:value="-14.9455207480357">
            <text:p>-14.945520748</text:p>
          </table:table-cell>
        </table:table-row>
        <table:table-row table:style-name="ro1">
          <table:table-cell/>
          <table:table-cell table:formula="of:=VALUE(TRIM(INDIRECT(ADDRESS(9;2;4))))" office:value-type="float" office:value="-6.05579140504367">
            <text:p>-6.055791405</text:p>
          </table:table-cell>
          <table:table-cell table:formula="of:=VALUE(TRIM(INDIRECT(ADDRESS(9;3;4))))" office:value-type="float" office:value="-9.1947803685728">
            <text:p>-9.1947803686</text:p>
          </table:table-cell>
          <table:table-cell table:formula="of:=VALUE(TRIM(INDIRECT(ADDRESS(9;4;4))))" office:value-type="float" office:value="-8.59006039629923">
            <text:p>-8.5900603963</text:p>
          </table:table-cell>
        </table:table-row>
        <table:table-row table:style-name="ro1">
          <table:table-cell/>
          <table:table-cell table:formula="of:=VALUE(TRIM(INDIRECT(ADDRESS(10;2;4))))" office:value-type="float" office:value="-9.97338431769266">
            <text:p>-9.9733843177</text:p>
          </table:table-cell>
          <table:table-cell table:formula="of:=VALUE(TRIM(INDIRECT(ADDRESS(10;3;4))))" office:value-type="float" office:value="-9.21255314451251">
            <text:p>-9.2125531445</text:p>
          </table:table-cell>
          <table:table-cell table:formula="of:=VALUE(TRIM(INDIRECT(ADDRESS(10;4;4))))" office:value-type="float" office:value="-9.26439182890441">
            <text:p>-9.2643918289</text:p>
          </table:table-cell>
        </table:table-row>
        <table:table-row table:style-name="ro1">
          <table:table-cell/>
          <table:table-cell table:formula="of:=VALUE(TRIM(INDIRECT(ADDRESS(11;2;4))))" office:value-type="float" office:value="-4.46019931296065">
            <text:p>-4.460199313</text:p>
          </table:table-cell>
          <table:table-cell table:formula="of:=VALUE(TRIM(INDIRECT(ADDRESS(11;3;4))))" office:value-type="float" office:value="-14.2512983920723">
            <text:p>-14.2512983921</text:p>
          </table:table-cell>
          <table:table-cell table:formula="of:=VALUE(TRIM(INDIRECT(ADDRESS(11;4;4))))" office:value-type="float" office:value="-14.7504697875351">
            <text:p>-14.7504697875</text:p>
          </table:table-cell>
        </table:table-row>
        <table:table-row table:style-name="ro1">
          <table:table-cell/>
          <table:table-cell table:formula="of:=VALUE(TRIM(INDIRECT(ADDRESS(12;2;4))))" office:value-type="float" office:value="-5.34518018497148">
            <text:p>-5.345180185</text:p>
          </table:table-cell>
          <table:table-cell table:formula="of:=VALUE(TRIM(INDIRECT(ADDRESS(12;3;4))))" office:value-type="float" office:value="-6.89683185388779">
            <text:p>-6.8968318539</text:p>
          </table:table-cell>
          <table:table-cell table:formula="of:=VALUE(TRIM(INDIRECT(ADDRESS(12;4;4))))" office:value-type="float" office:value="-7.13756706823671">
            <text:p>-7.1375670682</text:p>
          </table:table-cell>
        </table:table-row>
        <table:table-row table:style-name="ro1">
          <table:table-cell/>
          <table:table-cell table:formula="of:=VALUE(TRIM(INDIRECT(ADDRESS(13;2;4))))" office:value-type="float" office:value="-3.77393085856061">
            <text:p>-3.7739308586</text:p>
          </table:table-cell>
          <table:table-cell table:formula="of:=VALUE(TRIM(INDIRECT(ADDRESS(13;3;4))))" office:value-type="float" office:value="-15.486767582301">
            <text:p>-15.4867675823</text:p>
          </table:table-cell>
          <table:table-cell table:formula="of:=VALUE(TRIM(INDIRECT(ADDRESS(13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14;2;4))))" office:value-type="float" office:value="-3.9999999996656">
            <text:p>-3.9999999997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15;2;4))))" office:value-type="float" office:value="-3.81724640114897">
            <text:p>-3.8172464011</text:p>
          </table:table-cell>
          <table:table-cell table:formula="of:=VALUE(TRIM(INDIRECT(ADDRESS(15;3;4))))" office:value-type="float" office:value="-15.653559774527">
            <text:p>-15.6535597745</text:p>
          </table:table-cell>
          <table:table-cell table:formula="of:=VALUE(TRIM(INDIRECT(ADDRESS(15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16;2;4))))" office:value-type="float" office:value="-15.653559774527">
            <text:p>-15.6535597745</text:p>
          </table:table-cell>
          <table:table-cell table:formula="of:=VALUE(TRIM(INDIRECT(ADDRESS(16;3;4))))" office:value-type="float" office:value="-15.1764385198074">
            <text:p>-15.1764385198</text:p>
          </table:table-cell>
          <table:table-cell table:formula="of:=VALUE(TRIM(INDIRECT(ADDRESS(16;4;4))))" office:value-type="float" office:value="-15.352529778863">
            <text:p>-15.3525297789</text:p>
          </table:table-cell>
        </table:table-row>
        <table:table-row table:style-name="ro1">
          <table:table-cell/>
          <table:table-cell table:formula="of:=VALUE(TRIM(INDIRECT(ADDRESS(17;2;4))))" office:value-type="float" office:value="-15.1764385198074">
            <text:p>-15.1764385198</text:p>
          </table:table-cell>
          <table:table-cell table:formula="of:=VALUE(TRIM(INDIRECT(ADDRESS(17;3;4))))" office:value-type="float" office:value="-8.62291164741153">
            <text:p>-8.6229116474</text:p>
          </table:table-cell>
          <table:table-cell table:formula="of:=VALUE(TRIM(INDIRECT(ADDRESS(17;4;4))))" office:value-type="float" office:value="-8.57668797505431">
            <text:p>-8.5766879751</text:p>
          </table:table-cell>
        </table:table-row>
        <table:table-row table:style-name="ro1">
          <table:table-cell/>
          <table:table-cell table:formula="of:=VALUE(TRIM(INDIRECT(ADDRESS(18;2;4))))" office:value-type="float" office:value="-0.50147127418992">
            <text:p>-0.5014712742</text:p>
          </table:table-cell>
          <table:table-cell table:formula="of:=VALUE(TRIM(INDIRECT(ADDRESS(18;3;4))))" office:value-type="float" office:value="-0.989106437763154">
            <text:p>-0.9891064378</text:p>
          </table:table-cell>
          <table:table-cell table:formula="of:=VALUE(TRIM(INDIRECT(ADDRESS(18;4;4))))" office:value-type="float" office:value="-0.974961546516666">
            <text:p>-0.97496154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RANK(INDIRECT(ADDRESS(20;2;4));INDIRECT(ADDRESS(20;2;4)):INDIRECT(ADDRESS(20;4;4));1)" office:value-type="float" office:value="3">
            <text:p>3</text:p>
          </table:table-cell>
          <table:table-cell table:formula="of:=RANK(INDIRECT(ADDRESS(20;3;4));INDIRECT(ADDRESS(20;2;4)):INDIRECT(ADDRESS(20;4;4));1)" office:value-type="float" office:value="1">
            <text:p>1</text:p>
          </table:table-cell>
          <table:table-cell table:formula="of:=RANK(INDIRECT(ADDRESS(20;4;4));INDIRECT(ADDRESS(20;2;4)):INDIRECT(ADDRESS(20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1;2;4));INDIRECT(ADDRESS(21;2;4)):INDIRECT(ADDRESS(21;4;4));1)" office:value-type="float" office:value="3">
            <text:p>3</text:p>
          </table:table-cell>
          <table:table-cell table:formula="of:=RANK(INDIRECT(ADDRESS(21;3;4));INDIRECT(ADDRESS(21;2;4)):INDIRECT(ADDRESS(21;4;4));1)" office:value-type="float" office:value="2">
            <text:p>2</text:p>
          </table:table-cell>
          <table:table-cell table:formula="of:=RANK(INDIRECT(ADDRESS(21;4;4));INDIRECT(ADDRESS(21;2;4)):INDIRECT(ADDRESS(2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2;2;4));INDIRECT(ADDRESS(22;2;4)):INDIRECT(ADDRESS(22;4;4));1)" office:value-type="float" office:value="3">
            <text:p>3</text:p>
          </table:table-cell>
          <table:table-cell table:formula="of:=RANK(INDIRECT(ADDRESS(22;3;4));INDIRECT(ADDRESS(22;2;4)):INDIRECT(ADDRESS(22;4;4));1)" office:value-type="float" office:value="1">
            <text:p>1</text:p>
          </table:table-cell>
          <table:table-cell table:formula="of:=RANK(INDIRECT(ADDRESS(22;4;4));INDIRECT(ADDRESS(22;2;4)):INDIRECT(ADDRESS(2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3;2;4));INDIRECT(ADDRESS(23;2;4)):INDIRECT(ADDRESS(23;4;4));1)" office:value-type="float" office:value="3">
            <text:p>3</text:p>
          </table:table-cell>
          <table:table-cell table:formula="of:=RANK(INDIRECT(ADDRESS(23;3;4));INDIRECT(ADDRESS(23;2;4)):INDIRECT(ADDRESS(23;4;4));1)" office:value-type="float" office:value="1">
            <text:p>1</text:p>
          </table:table-cell>
          <table:table-cell table:formula="of:=RANK(INDIRECT(ADDRESS(23;4;4));INDIRECT(ADDRESS(23;2;4)):INDIRECT(ADDRESS(23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4;2;4));INDIRECT(ADDRESS(24;2;4)):INDIRECT(ADDRESS(24;4;4));1)" office:value-type="float" office:value="3">
            <text:p>3</text:p>
          </table:table-cell>
          <table:table-cell table:formula="of:=RANK(INDIRECT(ADDRESS(24;3;4));INDIRECT(ADDRESS(24;2;4)):INDIRECT(ADDRESS(24;4;4));1)" office:value-type="float" office:value="1">
            <text:p>1</text:p>
          </table:table-cell>
          <table:table-cell table:formula="of:=RANK(INDIRECT(ADDRESS(24;4;4));INDIRECT(ADDRESS(24;2;4)):INDIRECT(ADDRESS(24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5;2;4));INDIRECT(ADDRESS(25;2;4)):INDIRECT(ADDRESS(25;4;4));1)" office:value-type="float" office:value="3">
            <text:p>3</text:p>
          </table:table-cell>
          <table:table-cell table:formula="of:=RANK(INDIRECT(ADDRESS(25;3;4));INDIRECT(ADDRESS(25;2;4)):INDIRECT(ADDRESS(25;4;4));1)" office:value-type="float" office:value="2">
            <text:p>2</text:p>
          </table:table-cell>
          <table:table-cell table:formula="of:=RANK(INDIRECT(ADDRESS(25;4;4));INDIRECT(ADDRESS(25;2;4)):INDIRECT(ADDRESS(2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6;2;4));INDIRECT(ADDRESS(26;2;4)):INDIRECT(ADDRESS(26;4;4));1)" office:value-type="float" office:value="3">
            <text:p>3</text:p>
          </table:table-cell>
          <table:table-cell table:formula="of:=RANK(INDIRECT(ADDRESS(26;3;4));INDIRECT(ADDRESS(26;2;4)):INDIRECT(ADDRESS(26;4;4));1)" office:value-type="float" office:value="2">
            <text:p>2</text:p>
          </table:table-cell>
          <table:table-cell table:formula="of:=RANK(INDIRECT(ADDRESS(26;4;4));INDIRECT(ADDRESS(26;2;4)):INDIRECT(ADDRESS(26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7;2;4));INDIRECT(ADDRESS(27;2;4)):INDIRECT(ADDRESS(27;4;4));1)" office:value-type="float" office:value="3">
            <text:p>3</text:p>
          </table:table-cell>
          <table:table-cell table:formula="of:=RANK(INDIRECT(ADDRESS(27;3;4));INDIRECT(ADDRESS(27;2;4)):INDIRECT(ADDRESS(27;4;4));1)" office:value-type="float" office:value="1">
            <text:p>1</text:p>
          </table:table-cell>
          <table:table-cell table:formula="of:=RANK(INDIRECT(ADDRESS(27;4;4));INDIRECT(ADDRESS(27;2;4)):INDIRECT(ADDRESS(27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8;2;4));INDIRECT(ADDRESS(28;2;4)):INDIRECT(ADDRESS(28;4;4));1)" office:value-type="float" office:value="1">
            <text:p>1</text:p>
          </table:table-cell>
          <table:table-cell table:formula="of:=RANK(INDIRECT(ADDRESS(28;3;4));INDIRECT(ADDRESS(28;2;4)):INDIRECT(ADDRESS(28;4;4));1)" office:value-type="float" office:value="3">
            <text:p>3</text:p>
          </table:table-cell>
          <table:table-cell table:formula="of:=RANK(INDIRECT(ADDRESS(28;4;4));INDIRECT(ADDRESS(28;2;4)):INDIRECT(ADDRESS(28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9;2;4));INDIRECT(ADDRESS(29;2;4)):INDIRECT(ADDRESS(29;4;4));1)" office:value-type="float" office:value="3">
            <text:p>3</text:p>
          </table:table-cell>
          <table:table-cell table:formula="of:=RANK(INDIRECT(ADDRESS(29;3;4));INDIRECT(ADDRESS(29;2;4)):INDIRECT(ADDRESS(29;4;4));1)" office:value-type="float" office:value="2">
            <text:p>2</text:p>
          </table:table-cell>
          <table:table-cell table:formula="of:=RANK(INDIRECT(ADDRESS(29;4;4));INDIRECT(ADDRESS(29;2;4)):INDIRECT(ADDRESS(29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0;2;4));INDIRECT(ADDRESS(30;2;4)):INDIRECT(ADDRESS(30;4;4));1)" office:value-type="float" office:value="3">
            <text:p>3</text:p>
          </table:table-cell>
          <table:table-cell table:formula="of:=RANK(INDIRECT(ADDRESS(30;3;4));INDIRECT(ADDRESS(30;2;4)):INDIRECT(ADDRESS(30;4;4));1)" office:value-type="float" office:value="2">
            <text:p>2</text:p>
          </table:table-cell>
          <table:table-cell table:formula="of:=RANK(INDIRECT(ADDRESS(30;4;4));INDIRECT(ADDRESS(30;2;4)):INDIRECT(ADDRESS(30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1;2;4));INDIRECT(ADDRESS(31;2;4)):INDIRECT(ADDRESS(31;4;4));1)" office:value-type="float" office:value="3">
            <text:p>3</text:p>
          </table:table-cell>
          <table:table-cell table:formula="of:=RANK(INDIRECT(ADDRESS(31;3;4));INDIRECT(ADDRESS(31;2;4)):INDIRECT(ADDRESS(31;4;4));1)" office:value-type="float" office:value="2">
            <text:p>2</text:p>
          </table:table-cell>
          <table:table-cell table:formula="of:=RANK(INDIRECT(ADDRESS(31;4;4));INDIRECT(ADDRESS(31;2;4)):INDIRECT(ADDRESS(3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2;2;4));INDIRECT(ADDRESS(32;2;4)):INDIRECT(ADDRESS(32;4;4));1)" office:value-type="float" office:value="3">
            <text:p>3</text:p>
          </table:table-cell>
          <table:table-cell table:formula="of:=RANK(INDIRECT(ADDRESS(32;3;4));INDIRECT(ADDRESS(32;2;4)):INDIRECT(ADDRESS(32;4;4));1)" office:value-type="float" office:value="1">
            <text:p>1</text:p>
          </table:table-cell>
          <table:table-cell table:formula="of:=RANK(INDIRECT(ADDRESS(32;4;4));INDIRECT(ADDRESS(32;2;4)):INDIRECT(ADDRESS(3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3;2;4));INDIRECT(ADDRESS(33;2;4)):INDIRECT(ADDRESS(33;4;4));1)" office:value-type="float" office:value="3">
            <text:p>3</text:p>
          </table:table-cell>
          <table:table-cell table:formula="of:=RANK(INDIRECT(ADDRESS(33;3;4));INDIRECT(ADDRESS(33;2;4)):INDIRECT(ADDRESS(33;4;4));1)" office:value-type="float" office:value="1">
            <text:p>1</text:p>
          </table:table-cell>
          <table:table-cell table:formula="of:=RANK(INDIRECT(ADDRESS(33;4;4));INDIRECT(ADDRESS(33;2;4)):INDIRECT(ADDRESS(3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4;2;4));INDIRECT(ADDRESS(34;2;4)):INDIRECT(ADDRESS(34;4;4));1)" office:value-type="float" office:value="1">
            <text:p>1</text:p>
          </table:table-cell>
          <table:table-cell table:formula="of:=RANK(INDIRECT(ADDRESS(34;3;4));INDIRECT(ADDRESS(34;2;4)):INDIRECT(ADDRESS(34;4;4));1)" office:value-type="float" office:value="3">
            <text:p>3</text:p>
          </table:table-cell>
          <table:table-cell table:formula="of:=RANK(INDIRECT(ADDRESS(34;4;4));INDIRECT(ADDRESS(34;2;4)):INDIRECT(ADDRESS(34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35;2;4));INDIRECT(ADDRESS(35;2;4)):INDIRECT(ADDRESS(35;4;4));1)" office:value-type="float" office:value="1">
            <text:p>1</text:p>
          </table:table-cell>
          <table:table-cell table:formula="of:=RANK(INDIRECT(ADDRESS(35;3;4));INDIRECT(ADDRESS(35;2;4)):INDIRECT(ADDRESS(35;4;4));1)" office:value-type="float" office:value="2">
            <text:p>2</text:p>
          </table:table-cell>
          <table:table-cell table:formula="of:=RANK(INDIRECT(ADDRESS(35;4;4));INDIRECT(ADDRESS(35;2;4)):INDIRECT(ADDRESS(35;4;4));1)" office:value-type="float" office:value="3">
            <text:p>3</text:p>
          </table:table-cell>
        </table:table-row>
        <table:table-row table:style-name="ro1">
          <table:table-cell/>
          <table:table-cell table:formula="of:=RANK(INDIRECT(ADDRESS(36;2;4));INDIRECT(ADDRESS(36;2;4)):INDIRECT(ADDRESS(36;4;4));1)" office:value-type="float" office:value="3">
            <text:p>3</text:p>
          </table:table-cell>
          <table:table-cell table:formula="of:=RANK(INDIRECT(ADDRESS(36;3;4));INDIRECT(ADDRESS(36;2;4)):INDIRECT(ADDRESS(36;4;4));1)" office:value-type="float" office:value="1">
            <text:p>1</text:p>
          </table:table-cell>
          <table:table-cell table:formula="of:=RANK(INDIRECT(ADDRESS(36;4;4));INDIRECT(ADDRESS(36;2;4)):INDIRECT(ADDRESS(36;4;4));1)" office:value-type="float" office:value="2">
            <text:p>2</text:p>
          </table:table-cell>
        </table:table-row>
        <table:table-row table:style-name="ro1">
          <table:table-cell office:value-type="string">
            <text:p>Ave Ranks</text:p>
          </table:table-cell>
          <table:table-cell table:formula="of:=AVERAGE(INDIRECT(ADDRESS(38;2;4)):INDIRECT(ADDRESS(54;2;4)))" office:value-type="float" office:value="2.64705882352941">
            <text:p>2.6470588235</text:p>
          </table:table-cell>
          <table:table-cell table:formula="of:=AVERAGE(INDIRECT(ADDRESS(38;3;4)):INDIRECT(ADDRESS(54;3;4)))" office:value-type="float" office:value="1.64705882352941">
            <text:p>1.6470588235</text:p>
          </table:table-cell>
          <table:table-cell table:formula="of:=AVERAGE(INDIRECT(ADDRESS(38;4;4)):INDIRECT(ADDRESS(54;4;4)))" office:value-type="float" office:value="1.52941176470588">
            <text:p>1.5294117647</text:p>
          </table:table-cell>
        </table:table-row>
        <table:table-row table:style-name="ro1">
          <table:table-cell office:value-type="string">
            <text:p>Total Rank</text:p>
          </table:table-cell>
          <table:table-cell table:formula="of:=RANK(INDIRECT(ADDRESS(55;2;4));INDIRECT(ADDRESS(55;2;4)):INDIRECT(ADDRESS(55;4;4));1)" office:value-type="float" office:value="3">
            <text:p>3</text:p>
          </table:table-cell>
          <table:table-cell table:formula="of:=RANK(INDIRECT(ADDRESS(55;3;4));INDIRECT(ADDRESS(55;2;4)):INDIRECT(ADDRESS(55;4;4));1)" office:value-type="float" office:value="2">
            <text:p>2</text:p>
          </table:table-cell>
          <table:table-cell table:formula="of:=RANK(INDIRECT(ADDRESS(55;4;4));INDIRECT(ADDRESS(55;2;4)):INDIRECT(ADDRESS(55;4;4));1)" office:value-type="float" office:value="1">
            <text:p>1</text:p>
          </table:table-cell>
        </table:table-row>
        <table:table-row table:style-name="ro1">
          <table:table-cell office:value-type="string">
            <text:p>Significant Diff</text:p>
          </table:table-cell>
          <table:table-cell table:number-columns-repeated="3" office:value-type="float" office:value="0.053231257477669">
            <text:p>0.0532312575</text:p>
          </table:table-cell>
        </table:table-row>
        <table:table-row table:style-name="ro1">
          <table:table-cell office:value-type="string">
            <text:p>Cutoff Rank</text:p>
          </table:table-cell>
          <table:table-cell table:formula="of:=MIN(INDIRECT(ADDRESS(55;2;4)):INDIRECT(ADDRESS(55;4;4)))+INDIRECT(ADDRESS(57;2;4))" office:value-type="float" office:value="1.58264302218355">
            <text:p>1.5826430222</text:p>
          </table:table-cell>
          <table:table-cell table:formula="of:=MIN(INDIRECT(ADDRESS(55;2;4)):INDIRECT(ADDRESS(55;4;4)))+INDIRECT(ADDRESS(57;3;4))" office:value-type="float" office:value="1.58264302218355">
            <text:p>1.5826430222</text:p>
          </table:table-cell>
          <table:table-cell table:formula="of:=MIN(INDIRECT(ADDRESS(55;2;4)):INDIRECT(ADDRESS(55;4;4)))+INDIRECT(ADDRESS(57;4;4))" office:value-type="float" office:value="1.58264302218355">
            <text:p>1.5826430222</text:p>
          </table:table-cell>
        </table:table-row>
        <table:table-row table:style-name="ro1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1">
            <text:p>1</text:p>
          </table:table-cell>
        </table:table-row>
      </table:table>
      <table:table table:name="Estimate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Euler10k</text:p>
          </table:table-cell>
          <table:table-cell office:value-type="string">
            <text:p>DoublingRK4</text:p>
          </table:table-cell>
          <table:table-cell office:value-type="string">
            <text:p>DP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">
            <text:p>0</text:p>
          </table:table-cell>
          <table:table-cell office:value-type="float" office:value="-5.74628374970744">
            <text:p>-5.7462837497</text:p>
          </table:table-cell>
          <table:table-cell office:value-type="float" office:value="-6.37888686909882">
            <text:p>-6.3788868691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float" office:value="0">
            <text:p>0</text:p>
          </table:table-cell>
          <table:table-cell office:value-type="float" office:value="-14.3467997724268">
            <text:p>-14.3467997724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float" office:value="0">
            <text:p>0</text:p>
          </table:table-cell>
          <table:table-cell office:value-type="float" office:value="-14.7647508194708">
            <text:p>-14.7647508195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Square</text:p>
          </table:table-cell>
          <table:table-cell office:value-type="float" office:value="0">
            <text:p>0</text:p>
          </table:table-cell>
          <table:table-cell office:value-type="float" office:value="-14.3530390161486">
            <text:p>-14.3530390161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float" office:value="0">
            <text:p>0</text:p>
          </table:table-cell>
          <table:table-cell office:value-type="float" office:value="-14.710116126879">
            <text:p>-14.7101161269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-10.6008051458474">
            <text:p>-10.6008051458</text:p>
          </table:table-cell>
          <table:table-cell office:value-type="float" office:value="-12.0738953931062">
            <text:p>-12.0738953931</text:p>
          </table:table-cell>
        </table:table-row>
        <table:table-row table:style-name="ro1">
          <table:table-cell office:value-type="string">
            <text:p>Exp</text:p>
          </table:table-cell>
          <table:table-cell office:value-type="float" office:value="0">
            <text:p>0</text:p>
          </table:table-cell>
          <table:table-cell office:value-type="float" office:value="-12.2822507453355">
            <text:p>-12.2822507453</text:p>
          </table:table-cell>
          <table:table-cell office:value-type="float" office:value="-13.7361663337391">
            <text:p>-13.7361663337</text:p>
          </table:table-cell>
        </table:table-row>
        <table:table-row table:style-name="ro2">
          <table:table-cell office:value-type="string">
            <text:p>SqrtAbs</text:p>
          </table:table-cell>
          <table:table-cell office:value-type="float" office:value="0">
            <text:p>0</text:p>
          </table:table-cell>
          <table:table-cell office:value-type="float" office:value="-7.84855865437609">
            <text:p>-7.8485586544</text:p>
          </table:table-cell>
          <table:table-cell office:value-type="float" office:value="-9.02617578350922">
            <text:p>-9.0261757835</text:p>
          </table:table-cell>
        </table:table-row>
        <table:table-row table:style-name="ro2">
          <table:table-cell office:value-type="string">
            <text:p>Runge</text:p>
          </table:table-cell>
          <table:table-cell office:value-type="float" office:value="0">
            <text:p>0</text:p>
          </table:table-cell>
          <table:table-cell office:value-type="float" office:value="-7.68759936257793">
            <text:p>-7.6875993626</text:p>
          </table:table-cell>
          <table:table-cell office:value-type="float" office:value="-8.41994357175377">
            <text:p>-8.4199435718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float" office:value="0">
            <text:p>0</text:p>
          </table:table-cell>
          <table:table-cell office:value-type="float" office:value="-13.2406516291768">
            <text:p>-13.2406516292</text:p>
          </table:table-cell>
          <table:table-cell office:value-type="float" office:value="-14.7474512296351">
            <text:p>-14.7474512296</text:p>
          </table:table-cell>
        </table:table-row>
        <table:table-row table:style-name="ro1">
          <table:table-cell office:value-type="string">
            <text:p>XSinXM1</text:p>
          </table:table-cell>
          <table:table-cell office:value-type="float" office:value="0">
            <text:p>0</text:p>
          </table:table-cell>
          <table:table-cell office:value-type="float" office:value="-5.50134584210137">
            <text:p>-5.5013458421</text:p>
          </table:table-cell>
          <table:table-cell office:value-type="float" office:value="-6.89985554170093">
            <text:p>-6.8998555417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 office:value-type="float" office:value="-12.3186405559554">
            <text:p>-12.318640556</text:p>
          </table:table-cell>
          <table:table-cell office:value-type="float" office:value="-13.7936479472069">
            <text:p>-13.7936479472</text:p>
          </table:table-cell>
        </table:table-row>
        <table:table-row table:style-name="ro2">
          <table:table-cell office:value-type="string">
            <text:p>AbsIntegral</text:p>
          </table:table-cell>
          <table:table-cell office:value-type="float" office:value="0">
            <text:p>0</text:p>
          </table:table-cell>
          <table:table-cell office:value-type="float" office:value="-14.794823693211">
            <text:p>-14.7948236932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Tanh</text:p>
          </table:table-cell>
          <table:table-cell office:value-type="float" office:value="0">
            <text:p>0</text:p>
          </table:table-cell>
          <table:table-cell office:value-type="float" office:value="-11.5623077765535">
            <text:p>-11.5623077766</text:p>
          </table:table-cell>
          <table:table-cell office:value-type="float" office:value="-13.0358176842634">
            <text:p>-13.0358176843</text:p>
          </table:table-cell>
        </table:table-row>
        <table:table-row table:style-name="ro2">
          <table:table-cell office:value-type="string">
            <text:p>NormalPDF</text:p>
          </table:table-cell>
          <table:table-cell office:value-type="float" office:value="0">
            <text:p>0</text:p>
          </table:table-cell>
          <table:table-cell office:value-type="float" office:value="-7.8348029724962">
            <text:p>-7.8348029725</text:p>
          </table:table-cell>
          <table:table-cell office:value-type="float" office:value="-9.30774369785563">
            <text:p>-9.3077436979</text:p>
          </table:table-cell>
        </table:table-row>
        <table:table-row table:style-name="ro2">
          <table:table-cell office:value-type="string">
            <text:p>DeltaPDF</text:p>
          </table:table-cell>
          <table:table-cell office:value-type="float" office:value="0">
            <text:p>0</text:p>
          </table:table-cell>
          <table:table-cell office:value-type="float" office:value="-8.23841521101695">
            <text:p>-8.238415211</text:p>
          </table:table-cell>
          <table:table-cell office:value-type="float" office:value="-9.83047593791161">
            <text:p>-9.8304759379</text:p>
          </table:table-cell>
        </table:table-row>
        <table:table-row table:style-name="ro1">
          <table:table-cell office:value-type="string">
            <text:p>F575</text:p>
          </table:table-cell>
          <table:table-cell office:value-type="float" office:value="0">
            <text:p>0</text:p>
          </table:table-cell>
          <table:table-cell office:value-type="float" office:value="-1.62362778298835">
            <text:p>-1.623627783</text:p>
          </table:table-cell>
          <table:table-cell office:value-type="float" office:value="-3.51880541811979">
            <text:p>-3.51880541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-5.74628374970744">
            <text:p>-5.7462837497</text:p>
          </table:table-cell>
          <table:table-cell table:formula="of:=VALUE(TRIM(INDIRECT(ADDRESS(2;4;4))))" office:value-type="float" office:value="-6.37888686909882">
            <text:p>-6.3788868691</text:p>
          </table:table-cell>
        </table:table-row>
        <table:table-row table:style-name="ro1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-14.3467997724268">
            <text:p>-14.3467997724</text:p>
          </table:table-cell>
          <table:table-cell table:formula="of:=VALUE(TRIM(INDIRECT(ADDRESS(3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4;2;4))))" office:value-type="float" office:value="0">
            <text:p>0</text:p>
          </table:table-cell>
          <table:table-cell table:formula="of:=VALUE(TRIM(INDIRECT(ADDRESS(4;3;4))))" office:value-type="float" office:value="-14.7647508194708">
            <text:p>-14.7647508195</text:p>
          </table:table-cell>
          <table:table-cell table:formula="of:=VALUE(TRIM(INDIRECT(ADDRESS(4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5;2;4))))" office:value-type="float" office:value="0">
            <text:p>0</text:p>
          </table:table-cell>
          <table:table-cell table:formula="of:=VALUE(TRIM(INDIRECT(ADDRESS(5;3;4))))" office:value-type="float" office:value="-14.3530390161486">
            <text:p>-14.3530390161</text:p>
          </table:table-cell>
          <table:table-cell table:formula="of:=VALUE(TRIM(INDIRECT(ADDRESS(5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6;2;4))))" office:value-type="float" office:value="0">
            <text:p>0</text:p>
          </table:table-cell>
          <table:table-cell table:formula="of:=VALUE(TRIM(INDIRECT(ADDRESS(6;3;4))))" office:value-type="float" office:value="-14.710116126879">
            <text:p>-14.7101161269</text:p>
          </table:table-cell>
          <table:table-cell table:formula="of:=VALUE(TRIM(INDIRECT(ADDRESS(6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-10.6008051458474">
            <text:p>-10.6008051458</text:p>
          </table:table-cell>
          <table:table-cell table:formula="of:=VALUE(TRIM(INDIRECT(ADDRESS(7;4;4))))" office:value-type="float" office:value="-12.0738953931062">
            <text:p>-12.0738953931</text:p>
          </table:table-cell>
        </table:table-row>
        <table:table-row table:style-name="ro1">
          <table:table-cell/>
          <table:table-cell table:formula="of:=VALUE(TRIM(INDIRECT(ADDRESS(8;2;4))))" office:value-type="float" office:value="0">
            <text:p>0</text:p>
          </table:table-cell>
          <table:table-cell table:formula="of:=VALUE(TRIM(INDIRECT(ADDRESS(8;3;4))))" office:value-type="float" office:value="-12.2822507453355">
            <text:p>-12.2822507453</text:p>
          </table:table-cell>
          <table:table-cell table:formula="of:=VALUE(TRIM(INDIRECT(ADDRESS(8;4;4))))" office:value-type="float" office:value="-13.7361663337391">
            <text:p>-13.7361663337</text:p>
          </table:table-cell>
        </table:table-row>
        <table:table-row table:style-name="ro1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-7.84855865437609">
            <text:p>-7.8485586544</text:p>
          </table:table-cell>
          <table:table-cell table:formula="of:=VALUE(TRIM(INDIRECT(ADDRESS(9;4;4))))" office:value-type="float" office:value="-9.02617578350922">
            <text:p>-9.0261757835</text:p>
          </table:table-cell>
        </table:table-row>
        <table:table-row table:style-name="ro1">
          <table:table-cell/>
          <table:table-cell table:formula="of:=VALUE(TRIM(INDIRECT(ADDRESS(10;2;4))))" office:value-type="float" office:value="0">
            <text:p>0</text:p>
          </table:table-cell>
          <table:table-cell table:formula="of:=VALUE(TRIM(INDIRECT(ADDRESS(10;3;4))))" office:value-type="float" office:value="-7.68759936257793">
            <text:p>-7.6875993626</text:p>
          </table:table-cell>
          <table:table-cell table:formula="of:=VALUE(TRIM(INDIRECT(ADDRESS(10;4;4))))" office:value-type="float" office:value="-8.41994357175377">
            <text:p>-8.4199435718</text:p>
          </table:table-cell>
        </table:table-row>
        <table:table-row table:style-name="ro1">
          <table:table-cell/>
          <table:table-cell table:formula="of:=VALUE(TRIM(INDIRECT(ADDRESS(11;2;4))))" office:value-type="float" office:value="0">
            <text:p>0</text:p>
          </table:table-cell>
          <table:table-cell table:formula="of:=VALUE(TRIM(INDIRECT(ADDRESS(11;3;4))))" office:value-type="float" office:value="-13.2406516291768">
            <text:p>-13.2406516292</text:p>
          </table:table-cell>
          <table:table-cell table:formula="of:=VALUE(TRIM(INDIRECT(ADDRESS(11;4;4))))" office:value-type="float" office:value="-14.7474512296351">
            <text:p>-14.7474512296</text:p>
          </table:table-cell>
        </table:table-row>
        <table:table-row table:style-name="ro1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-5.50134584210137">
            <text:p>-5.5013458421</text:p>
          </table:table-cell>
          <table:table-cell table:formula="of:=VALUE(TRIM(INDIRECT(ADDRESS(12;4;4))))" office:value-type="float" office:value="-6.89985554170093">
            <text:p>-6.8998555417</text:p>
          </table:table-cell>
        </table:table-row>
        <table:table-row table:style-name="ro1">
          <table:table-cell/>
          <table:table-cell table:formula="of:=VALUE(TRIM(INDIRECT(ADDRESS(13;2;4))))" office:value-type="float" office:value="0">
            <text:p>0</text:p>
          </table:table-cell>
          <table:table-cell table:formula="of:=VALUE(TRIM(INDIRECT(ADDRESS(13;3;4))))" office:value-type="float" office:value="-12.3186405559554">
            <text:p>-12.318640556</text:p>
          </table:table-cell>
          <table:table-cell table:formula="of:=VALUE(TRIM(INDIRECT(ADDRESS(13;4;4))))" office:value-type="float" office:value="-13.7936479472069">
            <text:p>-13.7936479472</text:p>
          </table:table-cell>
        </table:table-row>
        <table:table-row table:style-name="ro1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-14.794823693211">
            <text:p>-14.7948236932</text:p>
          </table:table-cell>
          <table:table-cell table:formula="of:=VALUE(TRIM(INDIRECT(ADDRESS(14;4;4))))" office:value-type="float" office:value="-15.653559774527">
            <text:p>-15.6535597745</text:p>
          </table:table-cell>
        </table:table-row>
        <table:table-row table:style-name="ro1">
          <table:table-cell/>
          <table:table-cell table:formula="of:=VALUE(TRIM(INDIRECT(ADDRESS(15;2;4))))" office:value-type="float" office:value="0">
            <text:p>0</text:p>
          </table:table-cell>
          <table:table-cell table:formula="of:=VALUE(TRIM(INDIRECT(ADDRESS(15;3;4))))" office:value-type="float" office:value="-11.5623077765535">
            <text:p>-11.5623077766</text:p>
          </table:table-cell>
          <table:table-cell table:formula="of:=VALUE(TRIM(INDIRECT(ADDRESS(15;4;4))))" office:value-type="float" office:value="-13.0358176842634">
            <text:p>-13.0358176843</text:p>
          </table:table-cell>
        </table:table-row>
        <table:table-row table:style-name="ro1">
          <table:table-cell/>
          <table:table-cell table:formula="of:=VALUE(TRIM(INDIRECT(ADDRESS(16;2;4))))" office:value-type="float" office:value="0">
            <text:p>0</text:p>
          </table:table-cell>
          <table:table-cell table:formula="of:=VALUE(TRIM(INDIRECT(ADDRESS(16;3;4))))" office:value-type="float" office:value="-7.8348029724962">
            <text:p>-7.8348029725</text:p>
          </table:table-cell>
          <table:table-cell table:formula="of:=VALUE(TRIM(INDIRECT(ADDRESS(16;4;4))))" office:value-type="float" office:value="-9.30774369785563">
            <text:p>-9.3077436979</text:p>
          </table:table-cell>
        </table:table-row>
        <table:table-row table:style-name="ro1">
          <table:table-cell/>
          <table:table-cell table:formula="of:=VALUE(TRIM(INDIRECT(ADDRESS(17;2;4))))" office:value-type="float" office:value="0">
            <text:p>0</text:p>
          </table:table-cell>
          <table:table-cell table:formula="of:=VALUE(TRIM(INDIRECT(ADDRESS(17;3;4))))" office:value-type="float" office:value="-8.23841521101695">
            <text:p>-8.238415211</text:p>
          </table:table-cell>
          <table:table-cell table:formula="of:=VALUE(TRIM(INDIRECT(ADDRESS(17;4;4))))" office:value-type="float" office:value="-9.83047593791161">
            <text:p>-9.8304759379</text:p>
          </table:table-cell>
        </table:table-row>
        <table:table-row table:style-name="ro1">
          <table:table-cell/>
          <table:table-cell table:formula="of:=VALUE(TRIM(INDIRECT(ADDRESS(18;2;4))))" office:value-type="float" office:value="0">
            <text:p>0</text:p>
          </table:table-cell>
          <table:table-cell table:formula="of:=VALUE(TRIM(INDIRECT(ADDRESS(18;3;4))))" office:value-type="float" office:value="-1.62362778298835">
            <text:p>-1.623627783</text:p>
          </table:table-cell>
          <table:table-cell table:formula="of:=VALUE(TRIM(INDIRECT(ADDRESS(18;4;4))))" office:value-type="float" office:value="-3.51880541811979">
            <text:p>-3.518805418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RANK(INDIRECT(ADDRESS(20;2;4));INDIRECT(ADDRESS(20;2;4)):INDIRECT(ADDRESS(20;4;4));1)" office:value-type="float" office:value="3">
            <text:p>3</text:p>
          </table:table-cell>
          <table:table-cell table:formula="of:=RANK(INDIRECT(ADDRESS(20;3;4));INDIRECT(ADDRESS(20;2;4)):INDIRECT(ADDRESS(20;4;4));1)" office:value-type="float" office:value="2">
            <text:p>2</text:p>
          </table:table-cell>
          <table:table-cell table:formula="of:=RANK(INDIRECT(ADDRESS(20;4;4));INDIRECT(ADDRESS(20;2;4)):INDIRECT(ADDRESS(20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1;2;4));INDIRECT(ADDRESS(21;2;4)):INDIRECT(ADDRESS(21;4;4));1)" office:value-type="float" office:value="3">
            <text:p>3</text:p>
          </table:table-cell>
          <table:table-cell table:formula="of:=RANK(INDIRECT(ADDRESS(21;3;4));INDIRECT(ADDRESS(21;2;4)):INDIRECT(ADDRESS(21;4;4));1)" office:value-type="float" office:value="2">
            <text:p>2</text:p>
          </table:table-cell>
          <table:table-cell table:formula="of:=RANK(INDIRECT(ADDRESS(21;4;4));INDIRECT(ADDRESS(21;2;4)):INDIRECT(ADDRESS(2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2;2;4));INDIRECT(ADDRESS(22;2;4)):INDIRECT(ADDRESS(22;4;4));1)" office:value-type="float" office:value="3">
            <text:p>3</text:p>
          </table:table-cell>
          <table:table-cell table:formula="of:=RANK(INDIRECT(ADDRESS(22;3;4));INDIRECT(ADDRESS(22;2;4)):INDIRECT(ADDRESS(22;4;4));1)" office:value-type="float" office:value="2">
            <text:p>2</text:p>
          </table:table-cell>
          <table:table-cell table:formula="of:=RANK(INDIRECT(ADDRESS(22;4;4));INDIRECT(ADDRESS(22;2;4)):INDIRECT(ADDRESS(2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3;2;4));INDIRECT(ADDRESS(23;2;4)):INDIRECT(ADDRESS(23;4;4));1)" office:value-type="float" office:value="3">
            <text:p>3</text:p>
          </table:table-cell>
          <table:table-cell table:formula="of:=RANK(INDIRECT(ADDRESS(23;3;4));INDIRECT(ADDRESS(23;2;4)):INDIRECT(ADDRESS(23;4;4));1)" office:value-type="float" office:value="2">
            <text:p>2</text:p>
          </table:table-cell>
          <table:table-cell table:formula="of:=RANK(INDIRECT(ADDRESS(23;4;4));INDIRECT(ADDRESS(23;2;4)):INDIRECT(ADDRESS(2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4;2;4));INDIRECT(ADDRESS(24;2;4)):INDIRECT(ADDRESS(24;4;4));1)" office:value-type="float" office:value="3">
            <text:p>3</text:p>
          </table:table-cell>
          <table:table-cell table:formula="of:=RANK(INDIRECT(ADDRESS(24;3;4));INDIRECT(ADDRESS(24;2;4)):INDIRECT(ADDRESS(24;4;4));1)" office:value-type="float" office:value="2">
            <text:p>2</text:p>
          </table:table-cell>
          <table:table-cell table:formula="of:=RANK(INDIRECT(ADDRESS(24;4;4));INDIRECT(ADDRESS(24;2;4)):INDIRECT(ADDRESS(2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5;2;4));INDIRECT(ADDRESS(25;2;4)):INDIRECT(ADDRESS(25;4;4));1)" office:value-type="float" office:value="3">
            <text:p>3</text:p>
          </table:table-cell>
          <table:table-cell table:formula="of:=RANK(INDIRECT(ADDRESS(25;3;4));INDIRECT(ADDRESS(25;2;4)):INDIRECT(ADDRESS(25;4;4));1)" office:value-type="float" office:value="2">
            <text:p>2</text:p>
          </table:table-cell>
          <table:table-cell table:formula="of:=RANK(INDIRECT(ADDRESS(25;4;4));INDIRECT(ADDRESS(25;2;4)):INDIRECT(ADDRESS(2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6;2;4));INDIRECT(ADDRESS(26;2;4)):INDIRECT(ADDRESS(26;4;4));1)" office:value-type="float" office:value="3">
            <text:p>3</text:p>
          </table:table-cell>
          <table:table-cell table:formula="of:=RANK(INDIRECT(ADDRESS(26;3;4));INDIRECT(ADDRESS(26;2;4)):INDIRECT(ADDRESS(26;4;4));1)" office:value-type="float" office:value="2">
            <text:p>2</text:p>
          </table:table-cell>
          <table:table-cell table:formula="of:=RANK(INDIRECT(ADDRESS(26;4;4));INDIRECT(ADDRESS(26;2;4)):INDIRECT(ADDRESS(26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7;2;4));INDIRECT(ADDRESS(27;2;4)):INDIRECT(ADDRESS(27;4;4));1)" office:value-type="float" office:value="3">
            <text:p>3</text:p>
          </table:table-cell>
          <table:table-cell table:formula="of:=RANK(INDIRECT(ADDRESS(27;3;4));INDIRECT(ADDRESS(27;2;4)):INDIRECT(ADDRESS(27;4;4));1)" office:value-type="float" office:value="2">
            <text:p>2</text:p>
          </table:table-cell>
          <table:table-cell table:formula="of:=RANK(INDIRECT(ADDRESS(27;4;4));INDIRECT(ADDRESS(27;2;4)):INDIRECT(ADDRESS(27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9;2;4));INDIRECT(ADDRESS(29;2;4)):INDIRECT(ADDRESS(29;4;4));1)" office:value-type="float" office:value="3">
            <text:p>3</text:p>
          </table:table-cell>
          <table:table-cell table:formula="of:=RANK(INDIRECT(ADDRESS(29;3;4));INDIRECT(ADDRESS(29;2;4)):INDIRECT(ADDRESS(29;4;4));1)" office:value-type="float" office:value="2">
            <text:p>2</text:p>
          </table:table-cell>
          <table:table-cell table:formula="of:=RANK(INDIRECT(ADDRESS(29;4;4));INDIRECT(ADDRESS(29;2;4)):INDIRECT(ADDRESS(29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0;2;4));INDIRECT(ADDRESS(30;2;4)):INDIRECT(ADDRESS(30;4;4));1)" office:value-type="float" office:value="3">
            <text:p>3</text:p>
          </table:table-cell>
          <table:table-cell table:formula="of:=RANK(INDIRECT(ADDRESS(30;3;4));INDIRECT(ADDRESS(30;2;4)):INDIRECT(ADDRESS(30;4;4));1)" office:value-type="float" office:value="2">
            <text:p>2</text:p>
          </table:table-cell>
          <table:table-cell table:formula="of:=RANK(INDIRECT(ADDRESS(30;4;4));INDIRECT(ADDRESS(30;2;4)):INDIRECT(ADDRESS(30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1;2;4));INDIRECT(ADDRESS(31;2;4)):INDIRECT(ADDRESS(31;4;4));1)" office:value-type="float" office:value="3">
            <text:p>3</text:p>
          </table:table-cell>
          <table:table-cell table:formula="of:=RANK(INDIRECT(ADDRESS(31;3;4));INDIRECT(ADDRESS(31;2;4)):INDIRECT(ADDRESS(31;4;4));1)" office:value-type="float" office:value="2">
            <text:p>2</text:p>
          </table:table-cell>
          <table:table-cell table:formula="of:=RANK(INDIRECT(ADDRESS(31;4;4));INDIRECT(ADDRESS(31;2;4)):INDIRECT(ADDRESS(3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2;2;4));INDIRECT(ADDRESS(32;2;4)):INDIRECT(ADDRESS(32;4;4));1)" office:value-type="float" office:value="3">
            <text:p>3</text:p>
          </table:table-cell>
          <table:table-cell table:formula="of:=RANK(INDIRECT(ADDRESS(32;3;4));INDIRECT(ADDRESS(32;2;4)):INDIRECT(ADDRESS(32;4;4));1)" office:value-type="float" office:value="2">
            <text:p>2</text:p>
          </table:table-cell>
          <table:table-cell table:formula="of:=RANK(INDIRECT(ADDRESS(32;4;4));INDIRECT(ADDRESS(32;2;4)):INDIRECT(ADDRESS(3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3;2;4));INDIRECT(ADDRESS(33;2;4)):INDIRECT(ADDRESS(33;4;4));1)" office:value-type="float" office:value="3">
            <text:p>3</text:p>
          </table:table-cell>
          <table:table-cell table:formula="of:=RANK(INDIRECT(ADDRESS(33;3;4));INDIRECT(ADDRESS(33;2;4)):INDIRECT(ADDRESS(33;4;4));1)" office:value-type="float" office:value="2">
            <text:p>2</text:p>
          </table:table-cell>
          <table:table-cell table:formula="of:=RANK(INDIRECT(ADDRESS(33;4;4));INDIRECT(ADDRESS(33;2;4)):INDIRECT(ADDRESS(3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4;2;4));INDIRECT(ADDRESS(34;2;4)):INDIRECT(ADDRESS(34;4;4));1)" office:value-type="float" office:value="3">
            <text:p>3</text:p>
          </table:table-cell>
          <table:table-cell table:formula="of:=RANK(INDIRECT(ADDRESS(34;3;4));INDIRECT(ADDRESS(34;2;4)):INDIRECT(ADDRESS(34;4;4));1)" office:value-type="float" office:value="2">
            <text:p>2</text:p>
          </table:table-cell>
          <table:table-cell table:formula="of:=RANK(INDIRECT(ADDRESS(34;4;4));INDIRECT(ADDRESS(34;2;4)):INDIRECT(ADDRESS(3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5;2;4));INDIRECT(ADDRESS(35;2;4)):INDIRECT(ADDRESS(35;4;4));1)" office:value-type="float" office:value="3">
            <text:p>3</text:p>
          </table:table-cell>
          <table:table-cell table:formula="of:=RANK(INDIRECT(ADDRESS(35;3;4));INDIRECT(ADDRESS(35;2;4)):INDIRECT(ADDRESS(35;4;4));1)" office:value-type="float" office:value="2">
            <text:p>2</text:p>
          </table:table-cell>
          <table:table-cell table:formula="of:=RANK(INDIRECT(ADDRESS(35;4;4));INDIRECT(ADDRESS(35;2;4)):INDIRECT(ADDRESS(3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6;2;4));INDIRECT(ADDRESS(36;2;4)):INDIRECT(ADDRESS(36;4;4));1)" office:value-type="float" office:value="3">
            <text:p>3</text:p>
          </table:table-cell>
          <table:table-cell table:formula="of:=RANK(INDIRECT(ADDRESS(36;3;4));INDIRECT(ADDRESS(36;2;4)):INDIRECT(ADDRESS(36;4;4));1)" office:value-type="float" office:value="2">
            <text:p>2</text:p>
          </table:table-cell>
          <table:table-cell table:formula="of:=RANK(INDIRECT(ADDRESS(36;4;4));INDIRECT(ADDRESS(36;2;4)):INDIRECT(ADDRESS(36;4;4));1)" office:value-type="float" office:value="1">
            <text:p>1</text:p>
          </table:table-cell>
        </table:table-row>
        <table:table-row table:style-name="ro1">
          <table:table-cell office:value-type="string">
            <text:p>Ave Ranks</text:p>
          </table:table-cell>
          <table:table-cell table:formula="of:=AVERAGE(INDIRECT(ADDRESS(38;2;4)):INDIRECT(ADDRESS(54;2;4)))" office:value-type="float" office:value="3">
            <text:p>3</text:p>
          </table:table-cell>
          <table:table-cell table:formula="of:=AVERAGE(INDIRECT(ADDRESS(38;3;4)):INDIRECT(ADDRESS(54;3;4)))" office:value-type="float" office:value="2">
            <text:p>2</text:p>
          </table:table-cell>
          <table:table-cell table:formula="of:=AVERAGE(INDIRECT(ADDRESS(38;4;4)):INDIRECT(ADDRESS(54;4;4)))" office:value-type="float" office:value="1">
            <text:p>1</text:p>
          </table:table-cell>
        </table:table-row>
        <table:table-row table:style-name="ro1">
          <table:table-cell office:value-type="string">
            <text:p>Total Rank</text:p>
          </table:table-cell>
          <table:table-cell table:formula="of:=RANK(INDIRECT(ADDRESS(55;2;4));INDIRECT(ADDRESS(55;2;4)):INDIRECT(ADDRESS(55;4;4));1)" office:value-type="float" office:value="3">
            <text:p>3</text:p>
          </table:table-cell>
          <table:table-cell table:formula="of:=RANK(INDIRECT(ADDRESS(55;3;4));INDIRECT(ADDRESS(55;2;4)):INDIRECT(ADDRESS(55;4;4));1)" office:value-type="float" office:value="2">
            <text:p>2</text:p>
          </table:table-cell>
          <table:table-cell table:formula="of:=RANK(INDIRECT(ADDRESS(55;4;4));INDIRECT(ADDRESS(55;2;4)):INDIRECT(ADDRESS(55;4;4));1)" office:value-type="float" office:value="1">
            <text:p>1</text:p>
          </table:table-cell>
        </table:table-row>
        <table:table-row table:style-name="ro1">
          <table:table-cell office:value-type="string">
            <text:p>Significant Diff</text:p>
          </table:table-cell>
          <table:table-cell table:number-columns-repeated="3" office:value-type="float" office:value="0.053231257477669">
            <text:p>0.0532312575</text:p>
          </table:table-cell>
        </table:table-row>
        <table:table-row table:style-name="ro1">
          <table:table-cell office:value-type="string">
            <text:p>Cutoff Rank</text:p>
          </table:table-cell>
          <table:table-cell table:formula="of:=MIN(INDIRECT(ADDRESS(55;2;4)):INDIRECT(ADDRESS(55;4;4)))+INDIRECT(ADDRESS(57;2;4))" office:value-type="float" office:value="1.05323125747767">
            <text:p>1.0532312575</text:p>
          </table:table-cell>
          <table:table-cell table:formula="of:=MIN(INDIRECT(ADDRESS(55;2;4)):INDIRECT(ADDRESS(55;4;4)))+INDIRECT(ADDRESS(57;3;4))" office:value-type="float" office:value="1.05323125747767">
            <text:p>1.0532312575</text:p>
          </table:table-cell>
          <table:table-cell table:formula="of:=MIN(INDIRECT(ADDRESS(55;2;4)):INDIRECT(ADDRESS(55;4;4)))+INDIRECT(ADDRESS(57;4;4))" office:value-type="float" office:value="1.05323125747767">
            <text:p>1.0532312575</text:p>
          </table:table-cell>
        </table:table-row>
        <table:table-row table:style-name="ro1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1">
            <text:p>1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>
            <text:p>Euler10k</text:p>
          </table:table-cell>
          <table:table-cell office:value-type="string">
            <text:p>DoublingRK4</text:p>
          </table:table-cell>
          <table:table-cell office:value-type="string">
            <text:p>DP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0000">
            <text:p>10000</text:p>
          </table:table-cell>
          <table:table-cell office:value-type="float" office:value="512927">
            <text:p>512927</text:p>
          </table:table-cell>
          <table:table-cell office:value-type="float" office:value="243739">
            <text:p>243739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Square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Exp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SqrtAbs</text:p>
          </table:table-cell>
          <table:table-cell office:value-type="float" office:value="10000">
            <text:p>10000</text:p>
          </table:table-cell>
          <table:table-cell office:value-type="float" office:value="446959">
            <text:p>446959</text:p>
          </table:table-cell>
          <table:table-cell office:value-type="float" office:value="243751">
            <text:p>243751</text:p>
          </table:table-cell>
        </table:table-row>
        <table:table-row table:style-name="ro2">
          <table:table-cell office:value-type="string">
            <text:p>Runge</text:p>
          </table:table-cell>
          <table:table-cell office:value-type="float" office:value="10000">
            <text:p>10000</text:p>
          </table:table-cell>
          <table:table-cell office:value-type="float" office:value="4105">
            <text:p>4105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XSinXM1</text:p>
          </table:table-cell>
          <table:table-cell office:value-type="float" office:value="10000">
            <text:p>10000</text:p>
          </table:table-cell>
          <table:table-cell office:value-type="float" office:value="300684">
            <text:p>300684</text:p>
          </table:table-cell>
          <table:table-cell office:value-type="float" office:value="245983">
            <text:p>245983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AbsIntegral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Tanh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NormalPDF</text:p>
          </table:table-cell>
          <table:table-cell office:value-type="float" office:value="10000">
            <text:p>10000</text:p>
          </table:table-cell>
          <table:table-cell office:value-type="float" office:value="3476">
            <text:p>3476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DeltaPDF</text:p>
          </table:table-cell>
          <table:table-cell office:value-type="float" office:value="10000">
            <text:p>10000</text:p>
          </table:table-cell>
          <table:table-cell office:value-type="float" office:value="355785">
            <text:p>355785</text:p>
          </table:table-cell>
          <table:table-cell office:value-type="float" office:value="255793">
            <text:p>255793</text:p>
          </table:table-cell>
        </table:table-row>
        <table:table-row table:style-name="ro1">
          <table:table-cell office:value-type="string">
            <text:p>F575</text:p>
          </table:table-cell>
          <table:table-cell office:value-type="float" office:value="10000">
            <text:p>10000</text:p>
          </table:table-cell>
          <table:table-cell office:value-type="float" office:value="889912">
            <text:p>889912</text:p>
          </table:table-cell>
          <table:table-cell office:value-type="float" office:value="485425">
            <text:p>4854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VALUE(TRIM(INDIRECT(ADDRESS(2;2;4))))" office:value-type="float" office:value="10000">
            <text:p>10000</text:p>
          </table:table-cell>
          <table:table-cell table:formula="of:=VALUE(TRIM(INDIRECT(ADDRESS(2;3;4))))" office:value-type="float" office:value="512927">
            <text:p>512927</text:p>
          </table:table-cell>
          <table:table-cell table:formula="of:=VALUE(TRIM(INDIRECT(ADDRESS(2;4;4))))" office:value-type="float" office:value="243739">
            <text:p>243739</text:p>
          </table:table-cell>
        </table:table-row>
        <table:table-row table:style-name="ro1">
          <table:table-cell/>
          <table:table-cell table:formula="of:=VALUE(TRIM(INDIRECT(ADDRESS(3;2;4))))" office:value-type="float" office:value="10000">
            <text:p>10000</text:p>
          </table:table-cell>
          <table:table-cell table:formula="of:=VALUE(TRIM(INDIRECT(ADDRESS(3;3;4))))" office:value-type="float" office:value="3476">
            <text:p>3476</text:p>
          </table:table-cell>
          <table:table-cell table:formula="of:=VALUE(TRIM(INDIRECT(ADDRESS(3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4;2;4))))" office:value-type="float" office:value="10000">
            <text:p>10000</text:p>
          </table:table-cell>
          <table:table-cell table:formula="of:=VALUE(TRIM(INDIRECT(ADDRESS(4;3;4))))" office:value-type="float" office:value="3476">
            <text:p>3476</text:p>
          </table:table-cell>
          <table:table-cell table:formula="of:=VALUE(TRIM(INDIRECT(ADDRESS(4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5;2;4))))" office:value-type="float" office:value="10000">
            <text:p>10000</text:p>
          </table:table-cell>
          <table:table-cell table:formula="of:=VALUE(TRIM(INDIRECT(ADDRESS(5;3;4))))" office:value-type="float" office:value="3476">
            <text:p>3476</text:p>
          </table:table-cell>
          <table:table-cell table:formula="of:=VALUE(TRIM(INDIRECT(ADDRESS(5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6;2;4))))" office:value-type="float" office:value="10000">
            <text:p>10000</text:p>
          </table:table-cell>
          <table:table-cell table:formula="of:=VALUE(TRIM(INDIRECT(ADDRESS(6;3;4))))" office:value-type="float" office:value="3476">
            <text:p>3476</text:p>
          </table:table-cell>
          <table:table-cell table:formula="of:=VALUE(TRIM(INDIRECT(ADDRESS(6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7;2;4))))" office:value-type="float" office:value="10000">
            <text:p>10000</text:p>
          </table:table-cell>
          <table:table-cell table:formula="of:=VALUE(TRIM(INDIRECT(ADDRESS(7;3;4))))" office:value-type="float" office:value="3476">
            <text:p>3476</text:p>
          </table:table-cell>
          <table:table-cell table:formula="of:=VALUE(TRIM(INDIRECT(ADDRESS(7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8;2;4))))" office:value-type="float" office:value="10000">
            <text:p>10000</text:p>
          </table:table-cell>
          <table:table-cell table:formula="of:=VALUE(TRIM(INDIRECT(ADDRESS(8;3;4))))" office:value-type="float" office:value="3476">
            <text:p>3476</text:p>
          </table:table-cell>
          <table:table-cell table:formula="of:=VALUE(TRIM(INDIRECT(ADDRESS(8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9;2;4))))" office:value-type="float" office:value="10000">
            <text:p>10000</text:p>
          </table:table-cell>
          <table:table-cell table:formula="of:=VALUE(TRIM(INDIRECT(ADDRESS(9;3;4))))" office:value-type="float" office:value="446959">
            <text:p>446959</text:p>
          </table:table-cell>
          <table:table-cell table:formula="of:=VALUE(TRIM(INDIRECT(ADDRESS(9;4;4))))" office:value-type="float" office:value="243751">
            <text:p>243751</text:p>
          </table:table-cell>
        </table:table-row>
        <table:table-row table:style-name="ro1">
          <table:table-cell/>
          <table:table-cell table:formula="of:=VALUE(TRIM(INDIRECT(ADDRESS(10;2;4))))" office:value-type="float" office:value="10000">
            <text:p>10000</text:p>
          </table:table-cell>
          <table:table-cell table:formula="of:=VALUE(TRIM(INDIRECT(ADDRESS(10;3;4))))" office:value-type="float" office:value="4105">
            <text:p>4105</text:p>
          </table:table-cell>
          <table:table-cell table:formula="of:=VALUE(TRIM(INDIRECT(ADDRESS(10;4;4))))" office:value-type="float" office:value="2005">
            <text:p>2005</text:p>
          </table:table-cell>
        </table:table-row>
        <table:table-row table:style-name="ro1">
          <table:table-cell/>
          <table:table-cell table:formula="of:=VALUE(TRIM(INDIRECT(ADDRESS(11;2;4))))" office:value-type="float" office:value="10000">
            <text:p>10000</text:p>
          </table:table-cell>
          <table:table-cell table:formula="of:=VALUE(TRIM(INDIRECT(ADDRESS(11;3;4))))" office:value-type="float" office:value="3476">
            <text:p>3476</text:p>
          </table:table-cell>
          <table:table-cell table:formula="of:=VALUE(TRIM(INDIRECT(ADDRESS(11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12;2;4))))" office:value-type="float" office:value="10000">
            <text:p>10000</text:p>
          </table:table-cell>
          <table:table-cell table:formula="of:=VALUE(TRIM(INDIRECT(ADDRESS(12;3;4))))" office:value-type="float" office:value="300684">
            <text:p>300684</text:p>
          </table:table-cell>
          <table:table-cell table:formula="of:=VALUE(TRIM(INDIRECT(ADDRESS(12;4;4))))" office:value-type="float" office:value="245983">
            <text:p>245983</text:p>
          </table:table-cell>
        </table:table-row>
        <table:table-row table:style-name="ro1">
          <table:table-cell/>
          <table:table-cell table:formula="of:=VALUE(TRIM(INDIRECT(ADDRESS(13;2;4))))" office:value-type="float" office:value="10000">
            <text:p>10000</text:p>
          </table:table-cell>
          <table:table-cell table:formula="of:=VALUE(TRIM(INDIRECT(ADDRESS(13;3;4))))" office:value-type="float" office:value="3476">
            <text:p>3476</text:p>
          </table:table-cell>
          <table:table-cell table:formula="of:=VALUE(TRIM(INDIRECT(ADDRESS(13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14;2;4))))" office:value-type="float" office:value="10000">
            <text:p>10000</text:p>
          </table:table-cell>
          <table:table-cell table:formula="of:=VALUE(TRIM(INDIRECT(ADDRESS(14;3;4))))" office:value-type="float" office:value="3476">
            <text:p>3476</text:p>
          </table:table-cell>
          <table:table-cell table:formula="of:=VALUE(TRIM(INDIRECT(ADDRESS(14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15;2;4))))" office:value-type="float" office:value="10000">
            <text:p>10000</text:p>
          </table:table-cell>
          <table:table-cell table:formula="of:=VALUE(TRIM(INDIRECT(ADDRESS(15;3;4))))" office:value-type="float" office:value="3476">
            <text:p>3476</text:p>
          </table:table-cell>
          <table:table-cell table:formula="of:=VALUE(TRIM(INDIRECT(ADDRESS(15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16;2;4))))" office:value-type="float" office:value="10000">
            <text:p>10000</text:p>
          </table:table-cell>
          <table:table-cell table:formula="of:=VALUE(TRIM(INDIRECT(ADDRESS(16;3;4))))" office:value-type="float" office:value="3476">
            <text:p>3476</text:p>
          </table:table-cell>
          <table:table-cell table:formula="of:=VALUE(TRIM(INDIRECT(ADDRESS(16;4;4))))" office:value-type="float" office:value="1897">
            <text:p>1897</text:p>
          </table:table-cell>
        </table:table-row>
        <table:table-row table:style-name="ro1">
          <table:table-cell/>
          <table:table-cell table:formula="of:=VALUE(TRIM(INDIRECT(ADDRESS(17;2;4))))" office:value-type="float" office:value="10000">
            <text:p>10000</text:p>
          </table:table-cell>
          <table:table-cell table:formula="of:=VALUE(TRIM(INDIRECT(ADDRESS(17;3;4))))" office:value-type="float" office:value="355785">
            <text:p>355785</text:p>
          </table:table-cell>
          <table:table-cell table:formula="of:=VALUE(TRIM(INDIRECT(ADDRESS(17;4;4))))" office:value-type="float" office:value="255793">
            <text:p>255793</text:p>
          </table:table-cell>
        </table:table-row>
        <table:table-row table:style-name="ro1">
          <table:table-cell/>
          <table:table-cell table:formula="of:=VALUE(TRIM(INDIRECT(ADDRESS(18;2;4))))" office:value-type="float" office:value="10000">
            <text:p>10000</text:p>
          </table:table-cell>
          <table:table-cell table:formula="of:=VALUE(TRIM(INDIRECT(ADDRESS(18;3;4))))" office:value-type="float" office:value="889912">
            <text:p>889912</text:p>
          </table:table-cell>
          <table:table-cell table:formula="of:=VALUE(TRIM(INDIRECT(ADDRESS(18;4;4))))" office:value-type="float" office:value="485425">
            <text:p>4854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RANK(INDIRECT(ADDRESS(20;2;4));INDIRECT(ADDRESS(20;2;4)):INDIRECT(ADDRESS(20;4;4));1)" office:value-type="float" office:value="1">
            <text:p>1</text:p>
          </table:table-cell>
          <table:table-cell table:formula="of:=RANK(INDIRECT(ADDRESS(20;3;4));INDIRECT(ADDRESS(20;2;4)):INDIRECT(ADDRESS(20;4;4));1)" office:value-type="float" office:value="3">
            <text:p>3</text:p>
          </table:table-cell>
          <table:table-cell table:formula="of:=RANK(INDIRECT(ADDRESS(20;4;4));INDIRECT(ADDRESS(20;2;4)):INDIRECT(ADDRESS(20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1;2;4));INDIRECT(ADDRESS(21;2;4)):INDIRECT(ADDRESS(21;4;4));1)" office:value-type="float" office:value="3">
            <text:p>3</text:p>
          </table:table-cell>
          <table:table-cell table:formula="of:=RANK(INDIRECT(ADDRESS(21;3;4));INDIRECT(ADDRESS(21;2;4)):INDIRECT(ADDRESS(21;4;4));1)" office:value-type="float" office:value="2">
            <text:p>2</text:p>
          </table:table-cell>
          <table:table-cell table:formula="of:=RANK(INDIRECT(ADDRESS(21;4;4));INDIRECT(ADDRESS(21;2;4)):INDIRECT(ADDRESS(2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2;2;4));INDIRECT(ADDRESS(22;2;4)):INDIRECT(ADDRESS(22;4;4));1)" office:value-type="float" office:value="3">
            <text:p>3</text:p>
          </table:table-cell>
          <table:table-cell table:formula="of:=RANK(INDIRECT(ADDRESS(22;3;4));INDIRECT(ADDRESS(22;2;4)):INDIRECT(ADDRESS(22;4;4));1)" office:value-type="float" office:value="2">
            <text:p>2</text:p>
          </table:table-cell>
          <table:table-cell table:formula="of:=RANK(INDIRECT(ADDRESS(22;4;4));INDIRECT(ADDRESS(22;2;4)):INDIRECT(ADDRESS(2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3;2;4));INDIRECT(ADDRESS(23;2;4)):INDIRECT(ADDRESS(23;4;4));1)" office:value-type="float" office:value="3">
            <text:p>3</text:p>
          </table:table-cell>
          <table:table-cell table:formula="of:=RANK(INDIRECT(ADDRESS(23;3;4));INDIRECT(ADDRESS(23;2;4)):INDIRECT(ADDRESS(23;4;4));1)" office:value-type="float" office:value="2">
            <text:p>2</text:p>
          </table:table-cell>
          <table:table-cell table:formula="of:=RANK(INDIRECT(ADDRESS(23;4;4));INDIRECT(ADDRESS(23;2;4)):INDIRECT(ADDRESS(2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4;2;4));INDIRECT(ADDRESS(24;2;4)):INDIRECT(ADDRESS(24;4;4));1)" office:value-type="float" office:value="3">
            <text:p>3</text:p>
          </table:table-cell>
          <table:table-cell table:formula="of:=RANK(INDIRECT(ADDRESS(24;3;4));INDIRECT(ADDRESS(24;2;4)):INDIRECT(ADDRESS(24;4;4));1)" office:value-type="float" office:value="2">
            <text:p>2</text:p>
          </table:table-cell>
          <table:table-cell table:formula="of:=RANK(INDIRECT(ADDRESS(24;4;4));INDIRECT(ADDRESS(24;2;4)):INDIRECT(ADDRESS(2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5;2;4));INDIRECT(ADDRESS(25;2;4)):INDIRECT(ADDRESS(25;4;4));1)" office:value-type="float" office:value="3">
            <text:p>3</text:p>
          </table:table-cell>
          <table:table-cell table:formula="of:=RANK(INDIRECT(ADDRESS(25;3;4));INDIRECT(ADDRESS(25;2;4)):INDIRECT(ADDRESS(25;4;4));1)" office:value-type="float" office:value="2">
            <text:p>2</text:p>
          </table:table-cell>
          <table:table-cell table:formula="of:=RANK(INDIRECT(ADDRESS(25;4;4));INDIRECT(ADDRESS(25;2;4)):INDIRECT(ADDRESS(2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6;2;4));INDIRECT(ADDRESS(26;2;4)):INDIRECT(ADDRESS(26;4;4));1)" office:value-type="float" office:value="3">
            <text:p>3</text:p>
          </table:table-cell>
          <table:table-cell table:formula="of:=RANK(INDIRECT(ADDRESS(26;3;4));INDIRECT(ADDRESS(26;2;4)):INDIRECT(ADDRESS(26;4;4));1)" office:value-type="float" office:value="2">
            <text:p>2</text:p>
          </table:table-cell>
          <table:table-cell table:formula="of:=RANK(INDIRECT(ADDRESS(26;4;4));INDIRECT(ADDRESS(26;2;4)):INDIRECT(ADDRESS(26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7;2;4));INDIRECT(ADDRESS(27;2;4)):INDIRECT(ADDRESS(27;4;4));1)" office:value-type="float" office:value="1">
            <text:p>1</text:p>
          </table:table-cell>
          <table:table-cell table:formula="of:=RANK(INDIRECT(ADDRESS(27;3;4));INDIRECT(ADDRESS(27;2;4)):INDIRECT(ADDRESS(27;4;4));1)" office:value-type="float" office:value="3">
            <text:p>3</text:p>
          </table:table-cell>
          <table:table-cell table:formula="of:=RANK(INDIRECT(ADDRESS(27;4;4));INDIRECT(ADDRESS(27;2;4)):INDIRECT(ADDRESS(27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29;2;4));INDIRECT(ADDRESS(29;2;4)):INDIRECT(ADDRESS(29;4;4));1)" office:value-type="float" office:value="3">
            <text:p>3</text:p>
          </table:table-cell>
          <table:table-cell table:formula="of:=RANK(INDIRECT(ADDRESS(29;3;4));INDIRECT(ADDRESS(29;2;4)):INDIRECT(ADDRESS(29;4;4));1)" office:value-type="float" office:value="2">
            <text:p>2</text:p>
          </table:table-cell>
          <table:table-cell table:formula="of:=RANK(INDIRECT(ADDRESS(29;4;4));INDIRECT(ADDRESS(29;2;4)):INDIRECT(ADDRESS(29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0;2;4));INDIRECT(ADDRESS(30;2;4)):INDIRECT(ADDRESS(30;4;4));1)" office:value-type="float" office:value="1">
            <text:p>1</text:p>
          </table:table-cell>
          <table:table-cell table:formula="of:=RANK(INDIRECT(ADDRESS(30;3;4));INDIRECT(ADDRESS(30;2;4)):INDIRECT(ADDRESS(30;4;4));1)" office:value-type="float" office:value="3">
            <text:p>3</text:p>
          </table:table-cell>
          <table:table-cell table:formula="of:=RANK(INDIRECT(ADDRESS(30;4;4));INDIRECT(ADDRESS(30;2;4)):INDIRECT(ADDRESS(30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31;2;4));INDIRECT(ADDRESS(31;2;4)):INDIRECT(ADDRESS(31;4;4));1)" office:value-type="float" office:value="3">
            <text:p>3</text:p>
          </table:table-cell>
          <table:table-cell table:formula="of:=RANK(INDIRECT(ADDRESS(31;3;4));INDIRECT(ADDRESS(31;2;4)):INDIRECT(ADDRESS(31;4;4));1)" office:value-type="float" office:value="2">
            <text:p>2</text:p>
          </table:table-cell>
          <table:table-cell table:formula="of:=RANK(INDIRECT(ADDRESS(31;4;4));INDIRECT(ADDRESS(31;2;4)):INDIRECT(ADDRESS(3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2;2;4));INDIRECT(ADDRESS(32;2;4)):INDIRECT(ADDRESS(32;4;4));1)" office:value-type="float" office:value="3">
            <text:p>3</text:p>
          </table:table-cell>
          <table:table-cell table:formula="of:=RANK(INDIRECT(ADDRESS(32;3;4));INDIRECT(ADDRESS(32;2;4)):INDIRECT(ADDRESS(32;4;4));1)" office:value-type="float" office:value="2">
            <text:p>2</text:p>
          </table:table-cell>
          <table:table-cell table:formula="of:=RANK(INDIRECT(ADDRESS(32;4;4));INDIRECT(ADDRESS(32;2;4)):INDIRECT(ADDRESS(3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3;2;4));INDIRECT(ADDRESS(33;2;4)):INDIRECT(ADDRESS(33;4;4));1)" office:value-type="float" office:value="3">
            <text:p>3</text:p>
          </table:table-cell>
          <table:table-cell table:formula="of:=RANK(INDIRECT(ADDRESS(33;3;4));INDIRECT(ADDRESS(33;2;4)):INDIRECT(ADDRESS(33;4;4));1)" office:value-type="float" office:value="2">
            <text:p>2</text:p>
          </table:table-cell>
          <table:table-cell table:formula="of:=RANK(INDIRECT(ADDRESS(33;4;4));INDIRECT(ADDRESS(33;2;4)):INDIRECT(ADDRESS(3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4;2;4));INDIRECT(ADDRESS(34;2;4)):INDIRECT(ADDRESS(34;4;4));1)" office:value-type="float" office:value="3">
            <text:p>3</text:p>
          </table:table-cell>
          <table:table-cell table:formula="of:=RANK(INDIRECT(ADDRESS(34;3;4));INDIRECT(ADDRESS(34;2;4)):INDIRECT(ADDRESS(34;4;4));1)" office:value-type="float" office:value="2">
            <text:p>2</text:p>
          </table:table-cell>
          <table:table-cell table:formula="of:=RANK(INDIRECT(ADDRESS(34;4;4));INDIRECT(ADDRESS(34;2;4)):INDIRECT(ADDRESS(3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35;2;4));INDIRECT(ADDRESS(35;2;4)):INDIRECT(ADDRESS(35;4;4));1)" office:value-type="float" office:value="1">
            <text:p>1</text:p>
          </table:table-cell>
          <table:table-cell table:formula="of:=RANK(INDIRECT(ADDRESS(35;3;4));INDIRECT(ADDRESS(35;2;4)):INDIRECT(ADDRESS(35;4;4));1)" office:value-type="float" office:value="3">
            <text:p>3</text:p>
          </table:table-cell>
          <table:table-cell table:formula="of:=RANK(INDIRECT(ADDRESS(35;4;4));INDIRECT(ADDRESS(35;2;4)):INDIRECT(ADDRESS(35;4;4));1)" office:value-type="float" office:value="2">
            <text:p>2</text:p>
          </table:table-cell>
        </table:table-row>
        <table:table-row table:style-name="ro1">
          <table:table-cell/>
          <table:table-cell table:formula="of:=RANK(INDIRECT(ADDRESS(36;2;4));INDIRECT(ADDRESS(36;2;4)):INDIRECT(ADDRESS(36;4;4));1)" office:value-type="float" office:value="1">
            <text:p>1</text:p>
          </table:table-cell>
          <table:table-cell table:formula="of:=RANK(INDIRECT(ADDRESS(36;3;4));INDIRECT(ADDRESS(36;2;4)):INDIRECT(ADDRESS(36;4;4));1)" office:value-type="float" office:value="3">
            <text:p>3</text:p>
          </table:table-cell>
          <table:table-cell table:formula="of:=RANK(INDIRECT(ADDRESS(36;4;4));INDIRECT(ADDRESS(36;2;4)):INDIRECT(ADDRESS(36;4;4));1)" office:value-type="float" office:value="2">
            <text:p>2</text:p>
          </table:table-cell>
        </table:table-row>
        <table:table-row table:style-name="ro1">
          <table:table-cell office:value-type="string">
            <text:p>Ave Ranks</text:p>
          </table:table-cell>
          <table:table-cell table:formula="of:=AVERAGE(INDIRECT(ADDRESS(38;2;4)):INDIRECT(ADDRESS(54;2;4)))" office:value-type="float" office:value="2.41176470588235">
            <text:p>2.4117647059</text:p>
          </table:table-cell>
          <table:table-cell table:formula="of:=AVERAGE(INDIRECT(ADDRESS(38;3;4)):INDIRECT(ADDRESS(54;3;4)))" office:value-type="float" office:value="2.29411764705882">
            <text:p>2.2941176471</text:p>
          </table:table-cell>
          <table:table-cell table:formula="of:=AVERAGE(INDIRECT(ADDRESS(38;4;4)):INDIRECT(ADDRESS(54;4;4)))" office:value-type="float" office:value="1.29411764705882">
            <text:p>1.2941176471</text:p>
          </table:table-cell>
        </table:table-row>
        <table:table-row table:style-name="ro1">
          <table:table-cell office:value-type="string">
            <text:p>Total Rank</text:p>
          </table:table-cell>
          <table:table-cell table:formula="of:=RANK(INDIRECT(ADDRESS(55;2;4));INDIRECT(ADDRESS(55;2;4)):INDIRECT(ADDRESS(55;4;4));1)" office:value-type="float" office:value="3">
            <text:p>3</text:p>
          </table:table-cell>
          <table:table-cell table:formula="of:=RANK(INDIRECT(ADDRESS(55;3;4));INDIRECT(ADDRESS(55;2;4)):INDIRECT(ADDRESS(55;4;4));1)" office:value-type="float" office:value="2">
            <text:p>2</text:p>
          </table:table-cell>
          <table:table-cell table:formula="of:=RANK(INDIRECT(ADDRESS(55;4;4));INDIRECT(ADDRESS(55;2;4)):INDIRECT(ADDRESS(55;4;4));1)" office:value-type="float" office:value="1">
            <text:p>1</text:p>
          </table:table-cell>
        </table:table-row>
        <table:table-row table:style-name="ro1">
          <table:table-cell office:value-type="string">
            <text:p>Significant Diff</text:p>
          </table:table-cell>
          <table:table-cell table:number-columns-repeated="3" office:value-type="float" office:value="0.053231257477669">
            <text:p>0.0532312575</text:p>
          </table:table-cell>
        </table:table-row>
        <table:table-row table:style-name="ro1">
          <table:table-cell office:value-type="string">
            <text:p>Cutoff Rank</text:p>
          </table:table-cell>
          <table:table-cell table:formula="of:=MIN(INDIRECT(ADDRESS(55;2;4)):INDIRECT(ADDRESS(55;4;4)))+INDIRECT(ADDRESS(57;2;4))" office:value-type="float" office:value="1.34734890453649">
            <text:p>1.3473489045</text:p>
          </table:table-cell>
          <table:table-cell table:formula="of:=MIN(INDIRECT(ADDRESS(55;2;4)):INDIRECT(ADDRESS(55;4;4)))+INDIRECT(ADDRESS(57;3;4))" office:value-type="float" office:value="1.34734890453649">
            <text:p>1.3473489045</text:p>
          </table:table-cell>
          <table:table-cell table:formula="of:=MIN(INDIRECT(ADDRESS(55;2;4)):INDIRECT(ADDRESS(55;4;4)))+INDIRECT(ADDRESS(57;4;4))" office:value-type="float" office:value="1.34734890453649">
            <text:p>1.3473489045</text:p>
          </table:table-cell>
        </table:table-row>
        <table:table-row table:style-name="ro1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1">
            <text:p>1</text:p>
          </table:table-cell>
        </table:table-row>
      </table:table>
      <table:table table:name="Global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2" table:default-cell-style-name="ce3"/>
        <table:table-column table:style-name="co13" table:default-cell-style-name="ce6"/>
        <table:table-column table:style-name="co12" table:default-cell-style-name="ce2"/>
        <table:table-column table:style-name="co12" table:default-cell-style-name="ce4"/>
        <table:table-column table:style-name="co13" table:default-cell-style-name="ce5"/>
        <table:table-row table:style-name="ro1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Euler10k" table:number-columns-spanned="3" table:number-rows-spanned="1">
            <text:p>Euler10k</text:p>
          </table:table-cell>
          <table:covered-table-cell table:number-columns-repeated="2" table:style-name="ce1"/>
          <table:table-cell table:style-name="ce1" table:formula="of:=[Error.C1]" office:value-type="string" office:string-value="DoublingRK4" table:number-columns-spanned="3" table:number-rows-spanned="1">
            <text:p>DoublingRK4</text:p>
          </table:table-cell>
          <table:covered-table-cell table:number-columns-repeated="2" table:style-name="ce1"/>
          <table:table-cell table:style-name="ce1" table:formula="of:=[Error.D1]" office:value-type="string" office:string-value="DP" table:number-columns-spanned="3" table:number-rows-spanned="1">
            <text:p>DP</text:p>
          </table:table-cell>
          <table:covered-table-cell table:number-columns-repeated="2" table:style-name="ce1"/>
        </table:table-row>
        <table:table-row table:style-name="ro2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st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st">
            <text:p>Est</text:p>
          </table:table-cell>
          <table:table-cell table:style-name="ce1" table:formula="of:=[.G2]" office:value-type="string" office:string-value="Evals">
            <text:p>Evals</text:p>
          </table:table-cell>
          <table:table-cell table:style-name="ce1" table:formula="of:=[.H2]" office:value-type="string" office:string-value="Err">
            <text:p>Err</text:p>
          </table:table-cell>
          <table:table-cell table:style-name="ce1" table:formula="of:=[.I2]" office:value-type="string" office:string-value="Est">
            <text:p>Est</text:p>
          </table:table-cell>
          <table:table-cell table:style-name="ce1" table:formula="of:=[.J2]" office:value-type="string" office:string-value="Evals">
            <text:p>Evals</text:p>
          </table:table-cell>
        </table:table-row>
        <table:table-row table:style-name="ro1">
          <table:table-cell table:formula="of:=[Error.A2]" office:value-type="string" office:string-value="Step" table:number-columns-spanned="4" table:number-rows-spanned="1">
            <text:p>Step</text:p>
          </table:table-cell>
          <table:covered-table-cell table:number-columns-repeated="3"/>
          <table:table-cell table:formula="of:=[Error.B20]" office:value-type="float" office:value="-3.69897000416779">
            <text:p>-3.699</text:p>
          </table:table-cell>
          <table:table-cell table:formula="of:=[Estimate.B2]" office:value-type="float" office:value="0">
            <text:p>0.000</text:p>
          </table:table-cell>
          <table:table-cell table:style-name="ce5" table:formula="of:=[Evals.B2]" office:value-type="float" office:value="10000">
            <text:p>10000</text:p>
          </table:table-cell>
          <table:table-cell table:style-name="ce4" table:formula="of:=[Error.C2]" office:value-type="float" office:value="-5.82318177859309">
            <text:p>-5.823</text:p>
          </table:table-cell>
          <table:table-cell table:formula="of:=[Estimate.C2]" office:value-type="float" office:value="-5.74628374970744">
            <text:p>-5.746</text:p>
          </table:table-cell>
          <table:table-cell table:formula="of:=[Evals.C2]" office:value-type="float" office:value="512927">
            <text:p>512927</text:p>
          </table:table-cell>
          <table:table-cell table:style-name="ce3" table:formula="of:=[Error.D2]" office:value-type="float" office:value="-5.48978365342886">
            <text:p>-5.490</text:p>
          </table:table-cell>
          <table:table-cell table:formula="of:=[Estimate.D2]" office:value-type="float" office:value="-6.37888686909882">
            <text:p>-6.379</text:p>
          </table:table-cell>
          <table:table-cell table:style-name="ce6" table:formula="of:=[Evals.D2]" office:value-type="float" office:value="243739">
            <text:p>243739</text:p>
          </table:table-cell>
        </table:table-row>
        <table:table-row table:style-name="ro1">
          <table:table-cell table:formula="of:=[Error.A3]" office:value-type="string" office:string-value="Abs" table:number-columns-spanned="4" table:number-rows-spanned="1">
            <text:p>Abs</text:p>
          </table:table-cell>
          <table:covered-table-cell table:number-columns-repeated="3"/>
          <table:table-cell table:formula="of:=[Error.B21]" office:value-type="float" office:value="-13.2760713911509">
            <text:p>-13.276</text:p>
          </table:table-cell>
          <table:table-cell table:formula="of:=[Estimate.B3]" office:value-type="float" office:value="0">
            <text:p>0.000</text:p>
          </table:table-cell>
          <table:table-cell table:style-name="ce6" table:formula="of:=[Evals.B3]" office:value-type="float" office:value="10000">
            <text:p>10000</text:p>
          </table:table-cell>
          <table:table-cell table:formula="of:=[Error.C3]" office:value-type="float" office:value="-14.4632280763567">
            <text:p>-14.463</text:p>
          </table:table-cell>
          <table:table-cell table:formula="of:=[Estimate.C3]" office:value-type="float" office:value="-14.3467997724268">
            <text:p>-14.347</text:p>
          </table:table-cell>
          <table:table-cell table:formula="of:=[Evals.C3]" office:value-type="float" office:value="3476">
            <text:p>3476</text:p>
          </table:table-cell>
          <table:table-cell table:style-name="ce4" table:formula="of:=[Error.D3]" office:value-type="float" office:value="-14.4774685154713">
            <text:p>-14.477</text:p>
          </table:table-cell>
          <table:table-cell table:formula="of:=[Estimate.D3]" office:value-type="float" office:value="-15.653559774527">
            <text:p>-15.654</text:p>
          </table:table-cell>
          <table:table-cell table:formula="of:=[Evals.D3]" office:value-type="float" office:value="1897">
            <text:p>1897</text:p>
          </table:table-cell>
        </table:table-row>
        <table:table-row table:style-name="ro1">
          <table:table-cell table:formula="of:=[Error.A4]" office:value-type="string" office:string-value="Lin" table:number-columns-spanned="4" table:number-rows-spanned="1">
            <text:p>Lin</text:p>
          </table:table-cell>
          <table:covered-table-cell table:number-columns-repeated="3"/>
          <table:table-cell table:formula="of:=[Error.B22]" office:value-type="float" office:value="-3.69897000399794">
            <text:p>-3.699</text:p>
          </table:table-cell>
          <table:table-cell table:formula="of:=[Estimate.B4]" office:value-type="float" office:value="0">
            <text:p>0.000</text:p>
          </table:table-cell>
          <table:table-cell table:style-name="ce6" table:formula="of:=[Evals.B4]" office:value-type="float" office:value="10000">
            <text:p>10000</text:p>
          </table:table-cell>
          <table:table-cell table:style-name="ce4" table:formula="of:=[Error.C4]" office:value-type="float" office:value="-15.653559774527">
            <text:p>-15.654</text:p>
          </table:table-cell>
          <table:table-cell table:formula="of:=[Estimate.C4]" office:value-type="float" office:value="-14.7647508194708">
            <text:p>-14.765</text:p>
          </table:table-cell>
          <table:table-cell table:formula="of:=[Evals.C4]" office:value-type="float" office:value="3476">
            <text:p>3476</text:p>
          </table:table-cell>
          <table:table-cell table:style-name="ce4" table:formula="of:=[Error.D4]" office:value-type="float" office:value="-15.653559774527">
            <text:p>-15.654</text:p>
          </table:table-cell>
          <table:table-cell table:formula="of:=[Estimate.D4]" office:value-type="float" office:value="-15.653559774527">
            <text:p>-15.654</text:p>
          </table:table-cell>
          <table:table-cell table:formula="of:=[Evals.D4]" office:value-type="float" office:value="1897">
            <text:p>1897</text:p>
          </table:table-cell>
        </table:table-row>
        <table:table-row table:style-name="ro1">
          <table:table-cell table:formula="of:=[Error.A5]" office:value-type="string" office:string-value="Square" table:number-columns-spanned="4" table:number-rows-spanned="1">
            <text:p>Square</text:p>
          </table:table-cell>
          <table:covered-table-cell table:number-columns-repeated="3"/>
          <table:table-cell table:formula="of:=[Error.B23]" office:value-type="float" office:value="-7.87506395048601">
            <text:p>-7.875</text:p>
          </table:table-cell>
          <table:table-cell table:formula="of:=[Estimate.B5]" office:value-type="float" office:value="0">
            <text:p>0.000</text:p>
          </table:table-cell>
          <table:table-cell table:style-name="ce6" table:formula="of:=[Evals.B5]" office:value-type="float" office:value="10000">
            <text:p>10000</text:p>
          </table:table-cell>
          <table:table-cell table:style-name="ce4" table:formula="of:=[Error.C5]" office:value-type="float" office:value="-14.5928619341734">
            <text:p>-14.593</text:p>
          </table:table-cell>
          <table:table-cell table:formula="of:=[Estimate.C5]" office:value-type="float" office:value="-14.3530390161486">
            <text:p>-14.353</text:p>
          </table:table-cell>
          <table:table-cell table:formula="of:=[Evals.C5]" office:value-type="float" office:value="3476">
            <text:p>3476</text:p>
          </table:table-cell>
          <table:table-cell table:style-name="ce3" table:formula="of:=[Error.D5]" office:value-type="float" office:value="-14.5743785284794">
            <text:p>-14.574</text:p>
          </table:table-cell>
          <table:table-cell table:formula="of:=[Estimate.D5]" office:value-type="float" office:value="-15.653559774527">
            <text:p>-15.654</text:p>
          </table:table-cell>
          <table:table-cell table:formula="of:=[Evals.D5]" office:value-type="float" office:value="1897">
            <text:p>1897</text:p>
          </table:table-cell>
        </table:table-row>
        <table:table-row table:style-name="ro1">
          <table:table-cell table:formula="of:=[Error.A6]" office:value-type="string" office:string-value="Cube" table:number-columns-spanned="4" table:number-rows-spanned="1">
            <text:p>Cube</text:p>
          </table:table-cell>
          <table:covered-table-cell table:number-columns-repeated="3"/>
          <table:table-cell table:formula="of:=[Error.B24]" office:value-type="float" office:value="-3.69897000399826">
            <text:p>-3.699</text:p>
          </table:table-cell>
          <table:table-cell table:formula="of:=[Estimate.B6]" office:value-type="float" office:value="0">
            <text:p>0.000</text:p>
          </table:table-cell>
          <table:table-cell table:style-name="ce6" table:formula="of:=[Evals.B6]" office:value-type="float" office:value="10000">
            <text:p>10000</text:p>
          </table:table-cell>
          <table:table-cell table:style-name="ce4" table:formula="of:=[Error.C6]" office:value-type="float" office:value="-15.653559774527">
            <text:p>-15.654</text:p>
          </table:table-cell>
          <table:table-cell table:formula="of:=[Estimate.C6]" office:value-type="float" office:value="-14.710116126879">
            <text:p>-14.710</text:p>
          </table:table-cell>
          <table:table-cell table:formula="of:=[Evals.C6]" office:value-type="float" office:value="3476">
            <text:p>3476</text:p>
          </table:table-cell>
          <table:table-cell table:style-name="ce3" table:formula="of:=[Error.D6]" office:value-type="float" office:value="-15.6051049005653">
            <text:p>-15.605</text:p>
          </table:table-cell>
          <table:table-cell table:formula="of:=[Estimate.D6]" office:value-type="float" office:value="-15.653559774527">
            <text:p>-15.654</text:p>
          </table:table-cell>
          <table:table-cell table:formula="of:=[Evals.D6]" office:value-type="float" office:value="1897">
            <text:p>1897</text:p>
          </table:table-cell>
        </table:table-row>
        <table:table-row table:style-name="ro1">
          <table:table-cell table:formula="of:=[Error.A7]" office:value-type="string" office:string-value="Quad" table:number-columns-spanned="4" table:number-rows-spanned="1">
            <text:p>Quad</text:p>
          </table:table-cell>
          <table:covered-table-cell table:number-columns-repeated="3"/>
          <table:table-cell table:formula="of:=[Error.B25]" office:value-type="float" office:value="-7.57403303267916">
            <text:p>-7.574</text:p>
          </table:table-cell>
          <table:table-cell table:formula="of:=[Estimate.B7]" office:value-type="float" office:value="0">
            <text:p>0.000</text:p>
          </table:table-cell>
          <table:table-cell table:style-name="ce6" table:formula="of:=[Evals.B7]" office:value-type="float" office:value="10000">
            <text:p>10000</text:p>
          </table:table-cell>
          <table:table-cell table:formula="of:=[Error.C7]" office:value-type="float" office:value="-11.777443011567">
            <text:p>-11.777</text:p>
          </table:table-cell>
          <table:table-cell table:formula="of:=[Estimate.C7]" office:value-type="float" office:value="-10.6008051458474">
            <text:p>-10.601</text:p>
          </table:table-cell>
          <table:table-cell table:formula="of:=[Evals.C7]" office:value-type="float" office:value="3476">
            <text:p>3476</text:p>
          </table:table-cell>
          <table:table-cell table:style-name="ce4" table:formula="of:=[Error.D7]" office:value-type="float" office:value="-14.6221513102754">
            <text:p>-14.622</text:p>
          </table:table-cell>
          <table:table-cell table:formula="of:=[Estimate.D7]" office:value-type="float" office:value="-12.0738953931062">
            <text:p>-12.074</text:p>
          </table:table-cell>
          <table:table-cell table:formula="of:=[Evals.D7]" office:value-type="float" office:value="1897">
            <text:p>1897</text:p>
          </table:table-cell>
        </table:table-row>
        <table:table-row table:style-name="ro1">
          <table:table-cell table:formula="of:=[Error.A8]" office:value-type="string" office:string-value="Exp" table:number-columns-spanned="4" table:number-rows-spanned="1">
            <text:p>Exp</text:p>
          </table:table-cell>
          <table:covered-table-cell table:number-columns-repeated="3"/>
          <table:table-cell table:formula="of:=[Error.B26]" office:value-type="float" office:value="-4.00001447631133">
            <text:p>-4.000</text:p>
          </table:table-cell>
          <table:table-cell table:formula="of:=[Estimate.B8]" office:value-type="float" office:value="0">
            <text:p>0.000</text:p>
          </table:table-cell>
          <table:table-cell table:style-name="ce6" table:formula="of:=[Evals.B8]" office:value-type="float" office:value="10000">
            <text:p>10000</text:p>
          </table:table-cell>
          <table:table-cell table:formula="of:=[Error.C8]" office:value-type="float" office:value="-13.4806339497331">
            <text:p>-13.481</text:p>
          </table:table-cell>
          <table:table-cell table:formula="of:=[Estimate.C8]" office:value-type="float" office:value="-12.2822507453355">
            <text:p>-12.282</text:p>
          </table:table-cell>
          <table:table-cell table:formula="of:=[Evals.C8]" office:value-type="float" office:value="3476">
            <text:p>3476</text:p>
          </table:table-cell>
          <table:table-cell table:style-name="ce4" table:formula="of:=[Error.D8]" office:value-type="float" office:value="-14.9455207480357">
            <text:p>-14.946</text:p>
          </table:table-cell>
          <table:table-cell table:formula="of:=[Estimate.D8]" office:value-type="float" office:value="-13.7361663337391">
            <text:p>-13.736</text:p>
          </table:table-cell>
          <table:table-cell table:formula="of:=[Evals.D8]" office:value-type="float" office:value="1897">
            <text:p>1897</text:p>
          </table:table-cell>
        </table:table-row>
        <table:table-row table:style-name="ro1">
          <table:table-cell table:formula="of:=[Error.A9]" office:value-type="string" office:string-value="SqrtAbs" table:number-columns-spanned="4" table:number-rows-spanned="1">
            <text:p>SqrtAbs</text:p>
          </table:table-cell>
          <table:covered-table-cell table:number-columns-repeated="3"/>
          <table:table-cell table:formula="of:=[Error.B27]" office:value-type="float" office:value="-6.05579140504367">
            <text:p>-6.056</text:p>
          </table:table-cell>
          <table:table-cell table:formula="of:=[Estimate.B9]" office:value-type="float" office:value="0">
            <text:p>0.000</text:p>
          </table:table-cell>
          <table:table-cell table:style-name="ce5" table:formula="of:=[Evals.B9]" office:value-type="float" office:value="10000">
            <text:p>10000</text:p>
          </table:table-cell>
          <table:table-cell table:style-name="ce4" table:formula="of:=[Error.C9]" office:value-type="float" office:value="-9.1947803685728">
            <text:p>-9.195</text:p>
          </table:table-cell>
          <table:table-cell table:formula="of:=[Estimate.C9]" office:value-type="float" office:value="-7.84855865437609">
            <text:p>-7.849</text:p>
          </table:table-cell>
          <table:table-cell table:formula="of:=[Evals.C9]" office:value-type="float" office:value="446959">
            <text:p>446959</text:p>
          </table:table-cell>
          <table:table-cell table:style-name="ce3" table:formula="of:=[Error.D9]" office:value-type="float" office:value="-8.59006039629923">
            <text:p>-8.590</text:p>
          </table:table-cell>
          <table:table-cell table:formula="of:=[Estimate.D9]" office:value-type="float" office:value="-9.02617578350922">
            <text:p>-9.026</text:p>
          </table:table-cell>
          <table:table-cell table:style-name="ce6" table:formula="of:=[Evals.D9]" office:value-type="float" office:value="243751">
            <text:p>243751</text:p>
          </table:table-cell>
        </table:table-row>
        <table:table-row table:style-name="ro1">
          <table:table-cell table:formula="of:=[Error.A10]" office:value-type="string" office:string-value="Runge" table:number-columns-spanned="4" table:number-rows-spanned="1">
            <text:p>Runge</text:p>
          </table:table-cell>
          <table:covered-table-cell table:number-columns-repeated="3"/>
          <table:table-cell table:style-name="ce4" table:formula="of:=[Error.B28]" office:value-type="float" office:value="-9.97338431769266">
            <text:p>-9.973</text:p>
          </table:table-cell>
          <table:table-cell table:formula="of:=[Estimate.B10]" office:value-type="float" office:value="0">
            <text:p>0.000</text:p>
          </table:table-cell>
          <table:table-cell table:style-name="ce6" table:formula="of:=[Evals.B10]" office:value-type="float" office:value="10000">
            <text:p>10000</text:p>
          </table:table-cell>
          <table:table-cell table:formula="of:=[Error.C10]" office:value-type="float" office:value="-9.21255314451251">
            <text:p>-9.213</text:p>
          </table:table-cell>
          <table:table-cell table:formula="of:=[Estimate.C10]" office:value-type="float" office:value="-7.68759936257793">
            <text:p>-7.688</text:p>
          </table:table-cell>
          <table:table-cell table:formula="of:=[Evals.C10]" office:value-type="float" office:value="4105">
            <text:p>4105</text:p>
          </table:table-cell>
          <table:table-cell table:style-name="ce3" table:formula="of:=[Error.D10]" office:value-type="float" office:value="-9.26439182890441">
            <text:p>-9.264</text:p>
          </table:table-cell>
          <table:table-cell table:formula="of:=[Estimate.D10]" office:value-type="float" office:value="-8.41994357175377">
            <text:p>-8.420</text:p>
          </table:table-cell>
          <table:table-cell table:formula="of:=[Evals.D10]" office:value-type="float" office:value="2005">
            <text:p>2005</text:p>
          </table:table-cell>
        </table:table-row>
        <table:table-row table:style-name="ro1">
          <table:table-cell table:formula="of:=[Error.A11]" office:value-type="string" office:string-value="Log" table:number-columns-spanned="4" table:number-rows-spanned="1">
            <text:p>Log</text:p>
          </table:table-cell>
          <table:covered-table-cell table:number-columns-repeated="3"/>
          <table:table-cell table:formula="of:=[Error.B29]" office:value-type="float" office:value="-4.46019931296065">
            <text:p>-4.460</text:p>
          </table:table-cell>
          <table:table-cell table:formula="of:=[Estimate.B11]" office:value-type="float" office:value="0">
            <text:p>0.000</text:p>
          </table:table-cell>
          <table:table-cell table:style-name="ce6" table:formula="of:=[Evals.B11]" office:value-type="float" office:value="10000">
            <text:p>10000</text:p>
          </table:table-cell>
          <table:table-cell table:formula="of:=[Error.C11]" office:value-type="float" office:value="-14.2512983920723">
            <text:p>-14.251</text:p>
          </table:table-cell>
          <table:table-cell table:formula="of:=[Estimate.C11]" office:value-type="float" office:value="-13.2406516291768">
            <text:p>-13.241</text:p>
          </table:table-cell>
          <table:table-cell table:formula="of:=[Evals.C11]" office:value-type="float" office:value="3476">
            <text:p>3476</text:p>
          </table:table-cell>
          <table:table-cell table:style-name="ce4" table:formula="of:=[Error.D11]" office:value-type="float" office:value="-14.7504697875351">
            <text:p>-14.750</text:p>
          </table:table-cell>
          <table:table-cell table:formula="of:=[Estimate.D11]" office:value-type="float" office:value="-14.7474512296351">
            <text:p>-14.747</text:p>
          </table:table-cell>
          <table:table-cell table:formula="of:=[Evals.D11]" office:value-type="float" office:value="1897">
            <text:p>1897</text:p>
          </table:table-cell>
        </table:table-row>
        <table:table-row table:style-name="ro1">
          <table:table-cell table:formula="of:=[Error.A12]" office:value-type="string" office:string-value="XSinXM1" table:number-columns-spanned="4" table:number-rows-spanned="1">
            <text:p>XSinXM1</text:p>
          </table:table-cell>
          <table:covered-table-cell table:number-columns-repeated="3"/>
          <table:table-cell table:formula="of:=[Error.B30]" office:value-type="float" office:value="-5.34518018497148">
            <text:p>-5.345</text:p>
          </table:table-cell>
          <table:table-cell table:formula="of:=[Estimate.B12]" office:value-type="float" office:value="0">
            <text:p>0.000</text:p>
          </table:table-cell>
          <table:table-cell table:style-name="ce5" table:formula="of:=[Evals.B12]" office:value-type="float" office:value="10000">
            <text:p>10000</text:p>
          </table:table-cell>
          <table:table-cell table:formula="of:=[Error.C12]" office:value-type="float" office:value="-6.89683185388779">
            <text:p>-6.897</text:p>
          </table:table-cell>
          <table:table-cell table:formula="of:=[Estimate.C12]" office:value-type="float" office:value="-5.50134584210137">
            <text:p>-5.501</text:p>
          </table:table-cell>
          <table:table-cell table:formula="of:=[Evals.C12]" office:value-type="float" office:value="300684">
            <text:p>300684</text:p>
          </table:table-cell>
          <table:table-cell table:style-name="ce4" table:formula="of:=[Error.D12]" office:value-type="float" office:value="-7.13756706823671">
            <text:p>-7.138</text:p>
          </table:table-cell>
          <table:table-cell table:formula="of:=[Estimate.D12]" office:value-type="float" office:value="-6.89985554170093">
            <text:p>-6.900</text:p>
          </table:table-cell>
          <table:table-cell table:style-name="ce6" table:formula="of:=[Evals.D12]" office:value-type="float" office:value="245983">
            <text:p>245983</text:p>
          </table:table-cell>
        </table:table-row>
        <table:table-row table:style-name="ro1">
          <table:table-cell table:formula="of:=[Error.A13]" office:value-type="string" office:string-value="Sin" table:number-columns-spanned="4" table:number-rows-spanned="1">
            <text:p>Sin</text:p>
          </table:table-cell>
          <table:covered-table-cell table:number-columns-repeated="3"/>
          <table:table-cell table:formula="of:=[Error.B31]" office:value-type="float" office:value="-3.77393085856061">
            <text:p>-3.774</text:p>
          </table:table-cell>
          <table:table-cell table:formula="of:=[Estimate.B13]" office:value-type="float" office:value="0">
            <text:p>0.000</text:p>
          </table:table-cell>
          <table:table-cell table:style-name="ce6" table:formula="of:=[Evals.B13]" office:value-type="float" office:value="10000">
            <text:p>10000</text:p>
          </table:table-cell>
          <table:table-cell table:formula="of:=[Error.C13]" office:value-type="float" office:value="-15.486767582301">
            <text:p>-15.487</text:p>
          </table:table-cell>
          <table:table-cell table:formula="of:=[Estimate.C13]" office:value-type="float" office:value="-12.3186405559554">
            <text:p>-12.319</text:p>
          </table:table-cell>
          <table:table-cell table:formula="of:=[Evals.C13]" office:value-type="float" office:value="3476">
            <text:p>3476</text:p>
          </table:table-cell>
          <table:table-cell table:style-name="ce4" table:formula="of:=[Error.D13]" office:value-type="float" office:value="-15.653559774527">
            <text:p>-15.654</text:p>
          </table:table-cell>
          <table:table-cell table:formula="of:=[Estimate.D13]" office:value-type="float" office:value="-13.7936479472069">
            <text:p>-13.794</text:p>
          </table:table-cell>
          <table:table-cell table:formula="of:=[Evals.D13]" office:value-type="float" office:value="1897">
            <text:p>1897</text:p>
          </table:table-cell>
        </table:table-row>
        <table:table-row table:style-name="ro1">
          <table:table-cell table:formula="of:=[Error.A14]" office:value-type="string" office:string-value="AbsIntegral" table:number-columns-spanned="4" table:number-rows-spanned="1">
            <text:p>AbsIntegral</text:p>
          </table:table-cell>
          <table:covered-table-cell table:number-columns-repeated="3"/>
          <table:table-cell table:formula="of:=[Error.B32]" office:value-type="float" office:value="-3.9999999996656">
            <text:p>-4.000</text:p>
          </table:table-cell>
          <table:table-cell table:formula="of:=[Estimate.B14]" office:value-type="float" office:value="0">
            <text:p>0.000</text:p>
          </table:table-cell>
          <table:table-cell table:style-name="ce6" table:formula="of:=[Evals.B14]" office:value-type="float" office:value="10000">
            <text:p>10000</text:p>
          </table:table-cell>
          <table:table-cell table:style-name="ce4" table:formula="of:=[Error.C14]" office:value-type="float" office:value="-15.653559774527">
            <text:p>-15.654</text:p>
          </table:table-cell>
          <table:table-cell table:formula="of:=[Estimate.C14]" office:value-type="float" office:value="-14.794823693211">
            <text:p>-14.795</text:p>
          </table:table-cell>
          <table:table-cell table:formula="of:=[Evals.C14]" office:value-type="float" office:value="3476">
            <text:p>3476</text:p>
          </table:table-cell>
          <table:table-cell table:style-name="ce4" table:formula="of:=[Error.D14]" office:value-type="float" office:value="-15.653559774527">
            <text:p>-15.654</text:p>
          </table:table-cell>
          <table:table-cell table:formula="of:=[Estimate.D14]" office:value-type="float" office:value="-15.653559774527">
            <text:p>-15.654</text:p>
          </table:table-cell>
          <table:table-cell table:formula="of:=[Evals.D14]" office:value-type="float" office:value="1897">
            <text:p>1897</text:p>
          </table:table-cell>
        </table:table-row>
        <table:table-row table:style-name="ro1">
          <table:table-cell table:formula="of:=[Error.A15]" office:value-type="string" office:string-value="Tanh" table:number-columns-spanned="4" table:number-rows-spanned="1">
            <text:p>Tanh</text:p>
          </table:table-cell>
          <table:covered-table-cell table:number-columns-repeated="3"/>
          <table:table-cell table:formula="of:=[Error.B33]" office:value-type="float" office:value="-3.81724640114897">
            <text:p>-3.817</text:p>
          </table:table-cell>
          <table:table-cell table:formula="of:=[Estimate.B15]" office:value-type="float" office:value="0">
            <text:p>0.000</text:p>
          </table:table-cell>
          <table:table-cell table:style-name="ce6" table:formula="of:=[Evals.B15]" office:value-type="float" office:value="10000">
            <text:p>10000</text:p>
          </table:table-cell>
          <table:table-cell table:style-name="ce4" table:formula="of:=[Error.C15]" office:value-type="float" office:value="-15.653559774527">
            <text:p>-15.654</text:p>
          </table:table-cell>
          <table:table-cell table:formula="of:=[Estimate.C15]" office:value-type="float" office:value="-11.5623077765535">
            <text:p>-11.562</text:p>
          </table:table-cell>
          <table:table-cell table:formula="of:=[Evals.C15]" office:value-type="float" office:value="3476">
            <text:p>3476</text:p>
          </table:table-cell>
          <table:table-cell table:style-name="ce4" table:formula="of:=[Error.D15]" office:value-type="float" office:value="-15.653559774527">
            <text:p>-15.654</text:p>
          </table:table-cell>
          <table:table-cell table:formula="of:=[Estimate.D15]" office:value-type="float" office:value="-13.0358176842634">
            <text:p>-13.036</text:p>
          </table:table-cell>
          <table:table-cell table:formula="of:=[Evals.D15]" office:value-type="float" office:value="1897">
            <text:p>1897</text:p>
          </table:table-cell>
        </table:table-row>
        <table:table-row table:style-name="ro1">
          <table:table-cell table:formula="of:=[Error.A16]" office:value-type="string" office:string-value="NormalPDF" table:number-columns-spanned="4" table:number-rows-spanned="1">
            <text:p>NormalPDF</text:p>
          </table:table-cell>
          <table:covered-table-cell table:number-columns-repeated="3"/>
          <table:table-cell table:style-name="ce4" table:formula="of:=[Error.B34]" office:value-type="float" office:value="-15.653559774527">
            <text:p>-15.654</text:p>
          </table:table-cell>
          <table:table-cell table:formula="of:=[Estimate.B16]" office:value-type="float" office:value="0">
            <text:p>0.000</text:p>
          </table:table-cell>
          <table:table-cell table:style-name="ce6" table:formula="of:=[Evals.B16]" office:value-type="float" office:value="10000">
            <text:p>10000</text:p>
          </table:table-cell>
          <table:table-cell table:formula="of:=[Error.C16]" office:value-type="float" office:value="-15.1764385198074">
            <text:p>-15.176</text:p>
          </table:table-cell>
          <table:table-cell table:formula="of:=[Estimate.C16]" office:value-type="float" office:value="-7.8348029724962">
            <text:p>-7.835</text:p>
          </table:table-cell>
          <table:table-cell table:formula="of:=[Evals.C16]" office:value-type="float" office:value="3476">
            <text:p>3476</text:p>
          </table:table-cell>
          <table:table-cell table:style-name="ce3" table:formula="of:=[Error.D16]" office:value-type="float" office:value="-15.352529778863">
            <text:p>-15.353</text:p>
          </table:table-cell>
          <table:table-cell table:formula="of:=[Estimate.D16]" office:value-type="float" office:value="-9.30774369785563">
            <text:p>-9.308</text:p>
          </table:table-cell>
          <table:table-cell table:formula="of:=[Evals.D16]" office:value-type="float" office:value="1897">
            <text:p>1897</text:p>
          </table:table-cell>
        </table:table-row>
        <table:table-row table:style-name="ro1">
          <table:table-cell table:formula="of:=[Error.A17]" office:value-type="string" office:string-value="DeltaPDF" table:number-columns-spanned="4" table:number-rows-spanned="1">
            <text:p>DeltaPDF</text:p>
          </table:table-cell>
          <table:covered-table-cell table:number-columns-repeated="3"/>
          <table:table-cell table:style-name="ce4" table:formula="of:=[Error.B35]" office:value-type="float" office:value="-15.1764385198074">
            <text:p>-15.176</text:p>
          </table:table-cell>
          <table:table-cell table:formula="of:=[Estimate.B17]" office:value-type="float" office:value="0">
            <text:p>0.000</text:p>
          </table:table-cell>
          <table:table-cell table:style-name="ce5" table:formula="of:=[Evals.B17]" office:value-type="float" office:value="10000">
            <text:p>10000</text:p>
          </table:table-cell>
          <table:table-cell table:formula="of:=[Error.C17]" office:value-type="float" office:value="-8.62291164741153">
            <text:p>-8.623</text:p>
          </table:table-cell>
          <table:table-cell table:formula="of:=[Estimate.C17]" office:value-type="float" office:value="-8.23841521101695">
            <text:p>-8.238</text:p>
          </table:table-cell>
          <table:table-cell table:formula="of:=[Evals.C17]" office:value-type="float" office:value="355785">
            <text:p>355785</text:p>
          </table:table-cell>
          <table:table-cell table:style-name="ce3" table:formula="of:=[Error.D17]" office:value-type="float" office:value="-8.57668797505431">
            <text:p>-8.577</text:p>
          </table:table-cell>
          <table:table-cell table:formula="of:=[Estimate.D17]" office:value-type="float" office:value="-9.83047593791161">
            <text:p>-9.830</text:p>
          </table:table-cell>
          <table:table-cell table:style-name="ce6" table:formula="of:=[Evals.D17]" office:value-type="float" office:value="255793">
            <text:p>255793</text:p>
          </table:table-cell>
        </table:table-row>
        <table:table-row table:style-name="ro1">
          <table:table-cell table:formula="of:=[Error.A18]" office:value-type="string" office:string-value="F575" table:number-columns-spanned="4" table:number-rows-spanned="1">
            <text:p>F575</text:p>
          </table:table-cell>
          <table:covered-table-cell table:number-columns-repeated="3"/>
          <table:table-cell table:formula="of:=[Error.B36]" office:value-type="float" office:value="-0.50147127418992">
            <text:p>-0.501</text:p>
          </table:table-cell>
          <table:table-cell table:formula="of:=[Estimate.B18]" office:value-type="float" office:value="0">
            <text:p>0.000</text:p>
          </table:table-cell>
          <table:table-cell table:style-name="ce5" table:formula="of:=[Evals.B18]" office:value-type="float" office:value="10000">
            <text:p>10000</text:p>
          </table:table-cell>
          <table:table-cell table:style-name="ce4" table:formula="of:=[Error.C18]" office:value-type="float" office:value="-0.989106437763154">
            <text:p>-0.989</text:p>
          </table:table-cell>
          <table:table-cell table:formula="of:=[Estimate.C18]" office:value-type="float" office:value="-1.62362778298835">
            <text:p>-1.624</text:p>
          </table:table-cell>
          <table:table-cell table:formula="of:=[Evals.C18]" office:value-type="float" office:value="889912">
            <text:p>889912</text:p>
          </table:table-cell>
          <table:table-cell table:style-name="ce3" table:formula="of:=[Error.D18]" office:value-type="float" office:value="-0.974961546516666">
            <text:p>-0.975</text:p>
          </table:table-cell>
          <table:table-cell table:formula="of:=[Estimate.D18]" office:value-type="float" office:value="-3.51880541811979">
            <text:p>-3.519</text:p>
          </table:table-cell>
          <table:table-cell table:style-name="ce6" table:formula="of:=[Evals.D18]" office:value-type="float" office:value="485425">
            <text:p>485425</text:p>
          </table:table-cell>
        </table:table-row>
        <table:table-row table:style-name="ro1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formula="of:=[Error.B55]" office:value-type="float" office:value="2.64705882352941">
            <text:p>2.647</text:p>
          </table:table-cell>
          <table:table-cell table:formula="of:=[Estimate.B55]" office:value-type="float" office:value="3">
            <text:p>3.000</text:p>
          </table:table-cell>
          <table:table-cell table:style-name="ce3" table:formula="of:=[Evals.C55]" office:value-type="float" office:value="2.29411764705882">
            <text:p>2.294</text:p>
          </table:table-cell>
          <table:table-cell table:formula="of:=[Error.C55]" office:value-type="float" office:value="1.64705882352941">
            <text:p>1.647</text:p>
          </table:table-cell>
          <table:table-cell table:formula="of:=[Estimate.C55]" office:value-type="float" office:value="2">
            <text:p>2.000</text:p>
          </table:table-cell>
          <table:table-cell table:formula="of:=[Evals.C55]" office:value-type="float" office:value="2.29411764705882">
            <text:p>2</text:p>
          </table:table-cell>
          <table:table-cell table:style-name="ce3" table:formula="of:=[Error.D55]" office:value-type="float" office:value="1.52941176470588">
            <text:p>1.529</text:p>
          </table:table-cell>
          <table:table-cell table:formula="of:=[Estimate.D55]" office:value-type="float" office:value="1">
            <text:p>1.000</text:p>
          </table:table-cell>
          <table:table-cell table:formula="of:=[Evals.D55]" office:value-type="float" office:value="1.29411764705882">
            <text:p>1</text:p>
          </table:table-cell>
        </table:table-row>
        <table:table-row table:style-name="ro1"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3" table:number-rows-spanned="1"/>
          <table:covered-table-cell table:style-name="Default"/>
          <table:covered-table-cell/>
          <table:table-cell table:style-name="ce2" table:number-columns-spanned="3" table:number-rows-spanned="1"/>
          <table:covered-table-cell table:number-columns-repeated="2" table:style-name="ce2"/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 table:number-rows-repeated="4">
          <table:table-cell table:style-name="Default" table:number-columns-repeated="6"/>
          <table:table-cell/>
          <table:table-cell table:style-name="ce2"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/>
          <table:table-cell table:style-name="ce2" table:number-columns-spanned="2" table:number-rows-spanned="1"/>
          <table:covered-table-cell table:style-name="ce2"/>
          <table:table-cell table:style-name="ce2"/>
          <table:table-cell table:style-name="Default" table:number-columns-spanned="2" table:number-rows-spanned="1"/>
          <table:covered-table-cell table:style-name="Default"/>
          <table:table-cell table:style-name="Default"/>
        </table:table-row>
        <table:table-row table:style-name="ro1"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3" table:number-rows-spanned="1"/>
          <table:covered-table-cell table:style-name="Default"/>
          <table:covered-table-cell/>
          <table:table-cell table:style-name="Default" table:number-columns-spanned="3" table:number-rows-spanned="1"/>
          <table:covered-table-cell table:number-columns-repeated="2" table:style-name="Default"/>
          <table:table-cell/>
          <table:table-cell table:style-name="ce2" table:number-columns-repeated="2"/>
        </table:table-row>
        <table:table-row table:style-name="ro1" table:number-rows-repeated="8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ce2" table:number-columns-repeated="2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 table:style-name="Default"/>
          <table:table-cell/>
          <table:table-cell table:style-name="ce2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21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1:29:50.01</dc:date>
    <meta:generator>OpenOffice/4.1.2$Win32 OpenOffice.org_project/412m3$Build-9782</meta:generator>
    <meta:editing-duration>PT6H59M17S</meta:editing-duration>
    <meta:editing-cycles>33</meta:editing-cycles>
    <meta:document-statistic meta:table-count="4" meta:cell-count="772" meta:object-count="0"/>
  </office:meta>
</office:document-meta>
</file>